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Lohit Devanagari" svg:font-family="'Lohit Devanagari'"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1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1"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1"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9100a2" style:font-size-asian="12pt" style:language-asian="tr" style:country-asian="TR" style:font-weight-asian="normal" style:font-name-complex="Times New Roman1" style:font-size-complex="12pt" style:font-weight-complex="normal"/>
    </style:style>
    <style:style style:name="P24"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5ae5c" officeooo:paragraph-rsid="009100a2" style:font-size-asian="12pt" style:language-asian="tr" style:country-asian="TR" style:font-weight-asian="normal" style:font-name-complex="Times New Roman"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8f180f" style:font-size-asian="12pt" style:font-weight-asian="normal" style:font-name-complex="Times New Roman"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paragraph-rsid="004e8cf1" style:font-size-asian="12pt" style:font-weight-asian="normal" style:font-name-complex="Times New Roman" style:font-size-complex="12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1"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1"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89ada2" style:font-size-asian="12pt" style:language-asian="tr" style:country-asian="TR" style:font-name-complex="Times New Roman1"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1"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1"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9ada2" style:font-size-asian="12pt" style:language-asian="tr" style:country-asian="T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c0d6d" style:font-size-asian="12pt" style:language-asian="tr" style:country-asian="T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89ada2"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8676e7"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9ada2" style:font-size-asian="12pt" style:language-asian="tr" style:country-asian="TR" style:font-weight-asian="normal" style:font-name-complex="Times New Roman1"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c0d6d"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89ada2" style:font-size-asian="12pt" style:language-asian="tr" style:country-asian="T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1"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1"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1"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180f"/>
    </style:style>
    <style:style style:name="P68" style:family="paragraph" style:parent-style-name="Footer">
      <style:text-properties officeooo:paragraph-rsid="0093f658"/>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950a87" style:font-size-asian="12pt" style:font-size-complex="12pt"/>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93f658"/>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93f658" style:font-size-asian="12pt" style:language-asian="tr" style:country-asian="TR" style:font-name-complex="Times New Roman1"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6bae34" officeooo:paragraph-rsid="0093f658" style:font-size-asian="12pt" style:language-asian="tr" style:country-asian="TR" style:font-weight-asian="normal" style:font-name-complex="Times New Roman1" style:font-size-complex="12pt" style:font-weight-complex="normal"/>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T1" style:family="text">
      <style:text-properties officeooo:rsid="0045a579"/>
    </style:style>
    <style:style style:name="T2" style:family="text">
      <style:text-properties officeooo:rsid="009100a2"/>
    </style:style>
    <style:style style:name="T3" style:family="text">
      <style:text-properties style:font-name="UKIJ Diwani" fo:font-size="12pt" fo:font-weight="normal" officeooo:rsid="009100a2" style:font-size-asian="12pt" style:language-asian="tr" style:country-asian="TR" style:font-weight-asian="normal" style:font-name-complex="Times New Roman1" style:font-size-complex="12pt" style:font-weight-complex="normal"/>
    </style:style>
    <style:style style:name="T4" style:family="text">
      <style:text-properties style:font-name="UKIJ Diwani" fo:font-size="12pt" fo:font-weight="normal" officeooo:rsid="007ab96d" style:font-size-asian="12pt" style:language-asian="tr" style:country-asian="TR" style:font-weight-asian="normal" style:font-name-complex="Times New Roman1" style:font-size-complex="12pt" style:font-weight-complex="normal"/>
    </style:style>
    <style:style style:name="T5" style:family="text">
      <style:text-properties style:font-name="UKIJ Diwani" fo:font-size="12pt" fo:font-weight="normal" officeooo:rsid="0093f658" style:font-size-asian="12pt" style:language-asian="tr" style:country-asian="TR" style:font-weight-asian="normal" style:font-name-complex="Times New Roman1" style:font-size-complex="12pt" style:font-weight-complex="normal"/>
    </style:style>
    <style:style style:name="T6" style:family="text">
      <style:text-properties style:font-name="UKIJ Diwani" fo:font-size="12pt" fo:font-style="italic" style:font-size-asian="12pt" style:language-asian="tr" style:country-asian="TR" style:font-style-asian="italic" style:font-name-complex="Times New Roman1" style:font-size-complex="12pt" style:font-style-complex="italic"/>
    </style:style>
    <style:style style:name="T7" style:family="text">
      <style:text-properties style:font-name="UKIJ Diwani" fo:font-size="12pt" fo:font-style="italic" officeooo:rsid="005915ab" style:font-size-asian="12pt" style:language-asian="tr" style:country-asian="TR" style:font-style-asian="italic" style:font-name-complex="Times New Roman1" style:font-size-complex="12pt" style:font-style-complex="italic"/>
    </style:style>
    <style:style style:name="T8" style:family="text">
      <style:text-properties style:font-name="UKIJ Diwani" fo:font-size="12pt" fo:font-style="italic" officeooo:rsid="0047d350" style:font-size-asian="12pt" style:language-asian="tr" style:country-asian="TR" style:font-style-asian="italic" style:font-name-complex="Times New Roman1" style:font-size-complex="12pt" style:font-style-complex="italic"/>
    </style:style>
    <style:style style:name="T9" style:family="text">
      <style:text-properties style:font-name="UKIJ Diwani" fo:font-size="12pt" fo:font-style="italic" officeooo:rsid="003b129e" style:font-size-asian="12pt" style:language-asian="tr" style:country-asian="TR" style:font-style-asian="italic" style:font-name-complex="Times New Roman1" style:font-size-complex="12pt" style:font-style-complex="italic"/>
    </style:style>
    <style:style style:name="T10" style:family="text">
      <style:text-properties style:font-name="UKIJ Diwani" fo:font-size="12pt" fo:font-style="italic" officeooo:rsid="005192be" style:font-size-asian="12pt" style:language-asian="tr" style:country-asian="TR" style:font-style-asian="italic" style:font-name-complex="Times New Roman1" style:font-size-complex="12pt" style:font-style-complex="italic"/>
    </style:style>
    <style:style style:name="T11" style:family="text">
      <style:text-properties style:font-name="UKIJ Diwani" fo:font-size="12pt" fo:font-style="italic" fo:font-weight="normal" style:font-size-asian="12pt" style:language-asian="tr" style:country-asian="TR" style:font-style-asian="italic" style:font-weight-asian="normal" style:font-name-complex="Times New Roman1" style:font-size-complex="12pt" style:font-weight-complex="normal"/>
    </style:style>
    <style:style style:name="T12"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1" style:font-size-complex="12pt" style:font-weight-complex="normal"/>
    </style:style>
    <style:style style:name="T13" style:family="text">
      <style:text-properties style:font-name="UKIJ Diwani" fo:font-size="12pt" fo:font-style="italic" fo:font-weight="normal" style:font-size-asian="12pt" style:language-asian="tr" style:country-asian="TR" style:font-style-asian="italic" style:font-weight-asian="normal" style:font-name-complex="Times New Roman1" style:font-size-complex="12pt" style:font-style-complex="italic" style:font-weight-complex="normal"/>
    </style:style>
    <style:style style:name="T14" style:family="text">
      <style:text-properties style:font-name="UKIJ Diwani" fo:font-size="12pt" fo:font-style="italic" fo:font-weight="bold" style:font-size-asian="12pt" style:language-asian="tr" style:country-asian="TR" style:font-style-asian="italic" style:font-weight-asian="bold" style:font-name-complex="Times New Roman1" style:font-size-complex="12pt"/>
    </style:style>
    <style:style style:name="T15"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1" style:font-size-complex="12pt"/>
    </style:style>
    <style:style style:name="T16" style:family="text">
      <style:text-properties style:font-name="UKIJ Diwani" fo:font-size="12pt" fo:font-style="italic" style:text-underline-style="solid" style:text-underline-width="auto" style:text-underline-color="font-color" fo:font-weight="bold" officeooo:rsid="009100a2" style:font-size-asian="12pt" style:language-asian="tr" style:country-asian="TR" style:font-style-asian="italic" style:font-weight-asian="bold" style:font-name-complex="Times New Roman1" style:font-size-complex="12pt" style:font-style-complex="italic" style:font-weight-complex="bold"/>
    </style:style>
    <style:style style:name="T17"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1" style:font-size-complex="12pt"/>
    </style:style>
    <style:style style:name="T18" style:family="text">
      <style:text-properties style:font-name="UKIJ Diwani" fo:font-size="12pt" style:font-size-asian="12pt" style:language-asian="tr" style:country-asian="TR" style:font-name-complex="Times New Roman1" style:font-size-complex="12pt"/>
    </style:style>
    <style:style style:name="T19" style:family="text">
      <style:text-properties style:font-name="UKIJ Diwani" fo:font-size="12pt" officeooo:rsid="0014c035" style:font-size-asian="12pt" style:language-asian="tr" style:country-asian="TR" style:font-name-complex="Times New Roman1" style:font-size-complex="12pt"/>
    </style:style>
    <style:style style:name="T20" style:family="text">
      <style:text-properties style:font-name="UKIJ Diwani" fo:font-size="12pt" officeooo:rsid="006fa4e9" style:font-size-asian="12pt" style:language-asian="tr" style:country-asian="TR" style:font-name-complex="Times New Roman1" style:font-size-complex="12pt"/>
    </style:style>
    <style:style style:name="T21" style:family="text">
      <style:text-properties style:font-name="UKIJ Diwani" fo:font-size="12pt" officeooo:rsid="0047d350" style:font-size-asian="12pt" style:language-asian="tr" style:country-asian="TR" style:font-name-complex="Times New Roman1" style:font-size-complex="12pt"/>
    </style:style>
    <style:style style:name="T22" style:family="text">
      <style:text-properties style:font-name="UKIJ Diwani" fo:font-size="12pt" officeooo:rsid="004a1f33" style:font-size-asian="12pt" style:language-asian="tr" style:country-asian="TR" style:font-name-complex="Times New Roman1" style:font-size-complex="12pt"/>
    </style:style>
    <style:style style:name="T23" style:family="text">
      <style:text-properties style:font-name="UKIJ Diwani" fo:font-size="12pt" officeooo:rsid="005e4a91" style:font-size-asian="12pt" style:language-asian="tr" style:country-asian="TR" style:font-name-complex="Times New Roman1" style:font-size-complex="12pt"/>
    </style:style>
    <style:style style:name="T24" style:family="text">
      <style:text-properties style:font-name="UKIJ Diwani" fo:font-size="12pt" officeooo:rsid="007e3d08" style:font-size-asian="12pt" style:language-asian="tr" style:country-asian="TR" style:font-name-complex="Times New Roman1" style:font-size-complex="12pt"/>
    </style:style>
    <style:style style:name="T25" style:family="text">
      <style:text-properties style:font-name="UKIJ Diwani" fo:font-size="12pt" officeooo:rsid="003b129e" style:font-size-asian="12pt" style:language-asian="tr" style:country-asian="TR" style:font-name-complex="Times New Roman1" style:font-size-complex="12pt"/>
    </style:style>
    <style:style style:name="T26" style:family="text">
      <style:text-properties style:font-name="UKIJ Diwani" fo:font-size="12pt" officeooo:rsid="00821128" style:font-size-asian="12pt" style:language-asian="tr" style:country-asian="TR" style:font-name-complex="Times New Roman1" style:font-size-complex="12pt"/>
    </style:style>
    <style:style style:name="T27" style:family="text">
      <style:text-properties style:font-name="UKIJ Diwani" fo:font-size="12pt" officeooo:rsid="002b0bb3" style:font-size-asian="12pt" style:language-asian="tr" style:country-asian="TR" style:font-name-complex="Times New Roman1" style:font-size-complex="12pt"/>
    </style:style>
    <style:style style:name="T28" style:family="text">
      <style:text-properties style:font-name="UKIJ Diwani" fo:font-size="12pt" officeooo:rsid="0033b636" style:font-size-asian="12pt" style:language-asian="tr" style:country-asian="TR" style:font-name-complex="Times New Roman1" style:font-size-complex="12pt"/>
    </style:style>
    <style:style style:name="T29" style:family="text">
      <style:text-properties style:font-name="UKIJ Diwani" fo:font-size="12pt" officeooo:rsid="001ab6fb" style:font-size-asian="12pt" style:language-asian="tr" style:country-asian="TR" style:font-name-complex="Times New Roman1" style:font-size-complex="12pt"/>
    </style:style>
    <style:style style:name="T30" style:family="text">
      <style:text-properties style:font-name="UKIJ Diwani" fo:font-size="12pt" officeooo:rsid="00875977" style:font-size-asian="12pt" style:language-asian="tr" style:country-asian="TR" style:font-name-complex="Times New Roman1" style:font-size-complex="12pt"/>
    </style:style>
    <style:style style:name="T31" style:family="text">
      <style:text-properties style:font-name="UKIJ Diwani" fo:font-size="12pt" officeooo:rsid="00512536" style:font-size-asian="12pt" style:language-asian="tr" style:country-asian="TR" style:font-name-complex="Times New Roman1" style:font-size-complex="12pt"/>
    </style:style>
    <style:style style:name="T32" style:family="text">
      <style:text-properties style:font-name="UKIJ Diwani" fo:font-size="12pt" officeooo:rsid="003d6035" style:font-size-asian="12pt" style:language-asian="tr" style:country-asian="TR" style:font-name-complex="Times New Roman1" style:font-size-complex="12pt"/>
    </style:style>
    <style:style style:name="T33" style:family="text">
      <style:text-properties style:font-name="UKIJ Diwani" fo:font-size="12pt" officeooo:rsid="0013588f" style:font-size-asian="12pt" style:language-asian="tr" style:country-asian="TR" style:font-name-complex="Times New Roman1" style:font-size-complex="12pt"/>
    </style:style>
    <style:style style:name="T34" style:family="text">
      <style:text-properties style:font-name="UKIJ Diwani" fo:font-size="12pt" officeooo:rsid="003d13be" style:font-size-asian="12pt" style:language-asian="tr" style:country-asian="TR" style:font-name-complex="Times New Roman1" style:font-size-complex="12pt"/>
    </style:style>
    <style:style style:name="T35" style:family="text">
      <style:text-properties style:font-name="UKIJ Diwani" fo:font-size="12pt" officeooo:rsid="00443595" style:font-size-asian="12pt" style:language-asian="tr" style:country-asian="TR" style:font-name-complex="Times New Roman1" style:font-size-complex="12pt"/>
    </style:style>
    <style:style style:name="T36" style:family="text">
      <style:text-properties style:font-name="UKIJ Diwani" fo:font-size="12pt" officeooo:rsid="003c9814" style:font-size-asian="12pt" style:language-asian="tr" style:country-asian="TR" style:font-name-complex="Times New Roman1" style:font-size-complex="12pt"/>
    </style:style>
    <style:style style:name="T37" style:family="text">
      <style:text-properties style:font-name="UKIJ Diwani" fo:font-size="12pt" officeooo:rsid="009100a2" style:font-size-asian="12pt" style:language-asian="tr" style:country-asian="TR" style:font-name-complex="Times New Roman1" style:font-size-complex="12pt"/>
    </style:style>
    <style:style style:name="T38" style:family="text">
      <style:text-properties style:font-name="UKIJ Diwani" fo:font-size="12pt" officeooo:rsid="0093f658" style:font-size-asian="12pt" style:language-asian="tr" style:country-asian="TR" style:font-name-complex="Times New Roman1" style:font-size-complex="12pt"/>
    </style:style>
    <style:style style:name="T39" style:family="text">
      <style:text-properties style:font-name="UKIJ Diwani" fo:font-size="12pt" fo:font-weight="bold" style:font-size-asian="12pt" style:language-asian="tr" style:country-asian="TR" style:font-weight-asian="bold" style:font-name-complex="Times New Roman1" style:font-size-complex="12pt" style:font-weight-complex="bold"/>
    </style:style>
    <style:style style:name="T40" style:family="text">
      <style:text-properties style:font-name="UKIJ Diwani" fo:font-size="12pt" fo:font-weight="bold" officeooo:rsid="00632b9b" style:font-size-asian="12pt" style:language-asian="tr" style:country-asian="TR" style:font-weight-asian="bold" style:font-name-complex="Times New Roman1" style:font-size-complex="12pt" style:font-weight-complex="bold"/>
    </style:style>
    <style:style style:name="T41" style:family="text">
      <style:text-properties style:font-name="UKIJ Diwani" fo:font-size="12pt" fo:font-weight="bold" officeooo:rsid="003b129e" style:font-size-asian="12pt" style:language-asian="tr" style:country-asian="TR" style:font-weight-asian="bold" style:font-name-complex="Times New Roman1" style:font-size-complex="12pt" style:font-weight-complex="bold"/>
    </style:style>
    <style:style style:name="T42" style:family="text">
      <style:text-properties style:font-name="UKIJ Diwani" fo:font-size="12pt" fo:font-weight="bold" officeooo:rsid="00821128" style:font-size-asian="12pt" style:language-asian="tr" style:country-asian="TR" style:font-weight-asian="bold" style:font-name-complex="Times New Roman1" style:font-size-complex="12pt" style:font-weight-complex="bold"/>
    </style:style>
    <style:style style:name="T43" style:family="text">
      <style:text-properties style:font-name="UKIJ Diwani" fo:font-size="12pt" fo:font-weight="bold" officeooo:rsid="0083f865" style:font-size-asian="12pt" style:language-asian="tr" style:country-asian="TR" style:font-weight-asian="bold" style:font-name-complex="Times New Roman1" style:font-size-complex="12pt" style:font-weight-complex="bold"/>
    </style:style>
    <style:style style:name="T44" style:family="text">
      <style:text-properties style:font-name="UKIJ Diwani" fo:font-size="12pt" fo:font-weight="bold" officeooo:rsid="007e3d08" style:font-size-asian="12pt" style:language-asian="tr" style:country-asian="TR" style:font-weight-asian="bold" style:font-name-complex="Times New Roman1" style:font-size-complex="12pt" style:font-weight-complex="bold"/>
    </style:style>
    <style:style style:name="T45" style:family="text">
      <style:text-properties style:font-name="UKIJ Diwani" fo:font-size="12pt" fo:font-weight="bold" officeooo:rsid="00875977" style:font-size-asian="12pt" style:language-asian="tr" style:country-asian="TR" style:font-weight-asian="bold" style:font-name-complex="Times New Roman1" style:font-size-complex="12pt" style:font-weight-complex="bold"/>
    </style:style>
    <style:style style:name="T46" style:family="text">
      <style:text-properties style:font-name="UKIJ Diwani" fo:font-size="12pt" fo:font-weight="bold" officeooo:rsid="008f180f" style:font-size-asian="12pt" style:language-asian="tr" style:country-asian="TR" style:font-weight-asian="bold" style:font-name-complex="Times New Roman1" style:font-size-complex="12pt" style:font-weight-complex="bold"/>
    </style:style>
    <style:style style:name="T47" style:family="text">
      <style:text-properties style:font-name="UKIJ Diwani" fo:font-size="12pt" fo:font-weight="bold" officeooo:rsid="006fa4e9" style:font-size-asian="12pt" style:language-asian="tr" style:country-asian="TR" style:font-weight-asian="bold" style:font-name-complex="Times New Roman1" style:font-size-complex="12pt" style:font-weight-complex="bold"/>
    </style:style>
    <style:style style:name="T48" style:family="text">
      <style:text-properties style:font-name="UKIJ Diwani" fo:font-size="12pt" fo:font-weight="bold" officeooo:rsid="007ab96d" style:font-size-asian="12pt" style:language-asian="tr" style:country-asian="TR" style:font-weight-asian="bold" style:font-name-complex="Times New Roman1" style:font-size-complex="12pt" style:font-weight-complex="bold"/>
    </style:style>
    <style:style style:name="T49" style:family="text">
      <style:text-properties style:font-name="UKIJ Diwani" fo:font-size="12pt" fo:font-weight="bold" officeooo:rsid="0078c540" style:font-size-asian="12pt" style:language-asian="tr" style:country-asian="TR" style:font-weight-asian="bold" style:font-name-complex="Times New Roman1" style:font-size-complex="12pt" style:font-weight-complex="bold"/>
    </style:style>
    <style:style style:name="T50" style:family="text">
      <style:text-properties style:font-name="UKIJ Diwani" fo:font-size="12pt" fo:font-weight="bold" officeooo:rsid="008fbb17" style:font-size-asian="12pt" style:language-asian="tr" style:country-asian="TR" style:font-weight-asian="bold" style:font-name-complex="Times New Roman1" style:font-size-complex="12pt" style:font-weight-complex="bold"/>
    </style:style>
    <style:style style:name="T51" style:family="text">
      <style:text-properties style:font-name="UKIJ Diwani" fo:font-size="12pt" fo:font-weight="bold" officeooo:rsid="009100a2" style:font-size-asian="12pt" style:language-asian="tr" style:country-asian="TR" style:font-weight-asian="bold" style:font-name-complex="Times New Roman1" style:font-size-complex="12pt" style:font-weight-complex="bold"/>
    </style:style>
    <style:style style:name="T52" style:family="text">
      <style:text-properties style:font-name="UKIJ Diwani" fo:font-size="12pt" fo:font-weight="bold" officeooo:rsid="0093f658" style:font-size-asian="12pt" style:language-asian="tr" style:country-asian="TR" style:font-weight-asian="bold" style:font-name-complex="Times New Roman1" style:font-size-complex="12pt" style:font-weight-complex="bold"/>
    </style:style>
    <style:style style:name="T53" style:family="text">
      <style:text-properties style:font-name="UKIJ Diwani" fo:font-size="12pt" fo:font-style="normal" fo:font-weight="normal" officeooo:rsid="0047d350" style:font-size-asian="12pt" style:font-style-asian="normal" style:font-weight-asian="normal" style:font-name-complex="Times New Roman" style:font-size-complex="12pt" style:font-weight-complex="normal"/>
    </style:style>
    <style:style style:name="T54" style:family="text">
      <style:text-properties style:font-name="UKIJ Diwani" fo:font-size="12pt" fo:font-style="normal" fo:font-weight="normal" officeooo:rsid="007390b8" style:font-size-asian="12pt" style:font-style-asian="normal" style:font-weight-asian="normal" style:font-name-complex="Times New Roman" style:font-size-complex="12pt" style:font-weight-complex="normal"/>
    </style:style>
    <style:style style:name="T55" style:family="text">
      <style:text-properties style:font-name="UKIJ Diwani" fo:font-size="12pt" fo:font-style="normal" fo:font-weight="bold" officeooo:rsid="005192be" style:font-size-asian="12pt" style:font-style-asian="normal" style:font-weight-asian="bold" style:font-name-complex="Times New Roman" style:font-size-complex="12pt" style:font-weight-complex="bold"/>
    </style:style>
    <style:style style:name="T56" style:family="text">
      <style:text-properties style:font-name="UKIJ Diwani" fo:font-size="12pt" fo:font-style="normal" fo:font-weight="bold" officeooo:rsid="00632b9b" style:font-size-asian="12pt" style:font-style-asian="normal" style:font-weight-asian="bold" style:font-name-complex="Times New Roman" style:font-size-complex="12pt" style:font-weight-complex="bold"/>
    </style:style>
    <style:style style:name="T57" style:family="text">
      <style:text-properties style:font-name="UKIJ Diwani" fo:font-size="12pt" fo:font-style="normal" fo:font-weight="bold" officeooo:rsid="006fa4e9" style:font-size-asian="12pt" style:font-style-asian="normal" style:font-weight-asian="bold" style:font-name-complex="Times New Roman" style:font-size-complex="12pt" style:font-weight-complex="bold"/>
    </style:style>
    <style:style style:name="T58" style:family="text">
      <style:text-properties style:font-name="UKIJ Diwani" fo:font-size="12pt" fo:font-style="normal" fo:font-weight="bold" officeooo:rsid="00821128" style:font-size-asian="12pt" style:font-style-asian="normal" style:font-weight-asian="bold" style:font-name-complex="Times New Roman" style:font-size-complex="12pt" style:font-weight-complex="bold"/>
    </style:style>
    <style:style style:name="T59" style:family="text">
      <style:text-properties style:font-name="UKIJ Diwani" fo:font-size="12pt" fo:font-style="normal" fo:font-weight="bold" officeooo:rsid="009100a2" style:font-size-asian="12pt" style:font-style-asian="normal" style:font-weight-asian="bold" style:font-name-complex="Times New Roman" style:font-size-complex="12pt" style:font-weight-complex="bold"/>
    </style:style>
    <style:style style:name="T60" style:family="text">
      <style:text-properties style:font-name="UKIJ Diwani" fo:font-size="12pt" fo:font-style="normal" fo:font-weight="bold" officeooo:rsid="0093f658" style:font-size-asian="12pt" style:font-style-asian="normal" style:font-weight-asian="bold" style:font-name-complex="Times New Roman" style:font-size-complex="12pt" style:font-weight-complex="bold"/>
    </style:style>
    <style:style style:name="T61" style:family="text">
      <style:text-properties fo:font-weight="normal" style:font-weight-asian="normal"/>
    </style:style>
    <style:style style:name="T62" style:family="text">
      <style:text-properties fo:font-weight="normal" style:font-weight-asian="normal" style:font-weight-complex="normal"/>
    </style:style>
    <style:style style:name="T63" style:family="text">
      <style:text-properties fo:font-weight="normal" officeooo:rsid="00172ad1" style:font-weight-asian="normal" style:font-weight-complex="normal"/>
    </style:style>
    <style:style style:name="T64" style:family="text">
      <style:text-properties fo:font-weight="normal" officeooo:rsid="001cc920" style:font-weight-asian="normal" style:font-weight-complex="normal"/>
    </style:style>
    <style:style style:name="T65" style:family="text">
      <style:text-properties fo:font-weight="normal" officeooo:rsid="001f62ef" style:font-weight-asian="normal" style:font-weight-complex="normal"/>
    </style:style>
    <style:style style:name="T66" style:family="text">
      <style:text-properties fo:font-weight="normal" officeooo:rsid="00443595" style:font-weight-asian="normal" style:font-weight-complex="normal"/>
    </style:style>
    <style:style style:name="T67" style:family="text">
      <style:text-properties fo:font-weight="normal" officeooo:rsid="004d17d8" style:font-weight-asian="normal" style:font-weight-complex="normal"/>
    </style:style>
    <style:style style:name="T68" style:family="text">
      <style:text-properties fo:font-weight="normal" officeooo:rsid="0075a0c7" style:font-weight-asian="normal" style:font-weight-complex="normal"/>
    </style:style>
    <style:style style:name="T69" style:family="text">
      <style:text-properties fo:font-weight="normal" style:language-asian="tr" style:country-asian="TR" style:font-weight-asian="normal" style:font-name-complex="Times New Roman1" style:font-weight-complex="normal"/>
    </style:style>
    <style:style style:name="T70" style:family="text">
      <style:text-properties fo:font-weight="normal" officeooo:rsid="00310090" style:language-asian="tr" style:country-asian="TR" style:font-weight-asian="normal" style:font-name-complex="Times New Roman1" style:font-weight-complex="normal"/>
    </style:style>
    <style:style style:name="T71" style:family="text">
      <style:text-properties fo:font-weight="normal" officeooo:rsid="0038a6b6" style:language-asian="tr" style:country-asian="TR" style:font-weight-asian="normal" style:font-name-complex="Times New Roman1" style:font-weight-complex="normal"/>
    </style:style>
    <style:style style:name="T72" style:family="text">
      <style:text-properties fo:font-weight="normal" officeooo:rsid="0043c25c" style:language-asian="tr" style:country-asian="TR" style:font-weight-asian="normal" style:font-name-complex="Times New Roman1" style:font-weight-complex="normal"/>
    </style:style>
    <style:style style:name="T73" style:family="text">
      <style:text-properties fo:font-weight="normal" officeooo:rsid="00455e00" style:language-asian="tr" style:country-asian="TR" style:font-weight-asian="normal" style:font-name-complex="Times New Roman1" style:font-weight-complex="normal"/>
    </style:style>
    <style:style style:name="T74" style:family="text">
      <style:text-properties fo:font-weight="normal" officeooo:rsid="003c3a02" style:language-asian="tr" style:country-asian="TR" style:font-weight-asian="normal" style:font-weight-complex="normal"/>
    </style:style>
    <style:style style:name="T75" style:family="text">
      <style:text-properties fo:font-weight="normal" officeooo:rsid="00374a74" style:language-asian="tr" style:country-asian="TR" style:font-weight-asian="normal" style:font-weight-complex="normal"/>
    </style:style>
    <style:style style:name="T76" style:family="text">
      <style:text-properties fo:font-weight="normal" officeooo:rsid="0014a809" style:language-asian="tr" style:country-asian="TR" style:font-weight-asian="normal" style:font-weight-complex="normal"/>
    </style:style>
    <style:style style:name="T77" style:family="text">
      <style:text-properties fo:font-weight="normal" officeooo:rsid="006fa4e9" style:language-asian="tr" style:country-asian="TR" style:font-weight-asian="normal" style:font-weight-complex="normal"/>
    </style:style>
    <style:style style:name="T78" style:family="text">
      <style:text-properties officeooo:rsid="00172ad1"/>
    </style:style>
    <style:style style:name="T79" style:family="text">
      <style:text-properties officeooo:rsid="00191904"/>
    </style:style>
    <style:style style:name="T80" style:family="text">
      <style:text-properties officeooo:rsid="001b7644"/>
    </style:style>
    <style:style style:name="T81" style:family="text">
      <style:text-properties officeooo:rsid="001cc920"/>
    </style:style>
    <style:style style:name="T82" style:family="text">
      <style:text-properties officeooo:rsid="001e1f00"/>
    </style:style>
    <style:style style:name="T83" style:family="text">
      <style:text-properties fo:font-weight="bold" style:font-weight-asian="bold" style:font-weight-complex="bold"/>
    </style:style>
    <style:style style:name="T84" style:family="text">
      <style:text-properties fo:font-weight="bold" officeooo:rsid="0024c625" style:font-weight-asian="bold" style:font-weight-complex="bold"/>
    </style:style>
    <style:style style:name="T85" style:family="text">
      <style:text-properties fo:font-weight="bold" officeooo:rsid="002572b2" style:font-weight-asian="bold" style:font-weight-complex="bold"/>
    </style:style>
    <style:style style:name="T86" style:family="text">
      <style:text-properties fo:font-weight="bold" officeooo:rsid="00275b19" style:font-weight-asian="bold" style:font-weight-complex="bold"/>
    </style:style>
    <style:style style:name="T87" style:family="text">
      <style:text-properties fo:font-weight="bold" officeooo:rsid="00298cb2" style:font-weight-asian="bold" style:font-weight-complex="bold"/>
    </style:style>
    <style:style style:name="T88" style:family="text">
      <style:text-properties fo:font-weight="bold" officeooo:rsid="002a4e45" style:font-weight-asian="bold" style:font-weight-complex="bold"/>
    </style:style>
    <style:style style:name="T89" style:family="text">
      <style:text-properties fo:font-weight="bold" officeooo:rsid="0043c25c" style:font-weight-asian="bold" style:font-weight-complex="bold"/>
    </style:style>
    <style:style style:name="T90" style:family="text">
      <style:text-properties fo:font-weight="bold" officeooo:rsid="004419e8" style:font-weight-asian="bold" style:font-weight-complex="bold"/>
    </style:style>
    <style:style style:name="T91" style:family="text">
      <style:text-properties fo:font-weight="bold" officeooo:rsid="00443595" style:font-weight-asian="bold" style:font-weight-complex="bold"/>
    </style:style>
    <style:style style:name="T92" style:family="text">
      <style:text-properties fo:font-weight="bold" officeooo:rsid="00455e00" style:font-weight-asian="bold" style:font-weight-complex="bold"/>
    </style:style>
    <style:style style:name="T93" style:family="text">
      <style:text-properties fo:font-weight="bold" style:language-asian="tr" style:country-asian="TR" style:font-weight-asian="bold" style:font-name-complex="Times New Roman1" style:font-weight-complex="bold"/>
    </style:style>
    <style:style style:name="T94" style:family="text">
      <style:text-properties fo:font-weight="bold" officeooo:rsid="002a4e45" style:language-asian="tr" style:country-asian="TR" style:font-weight-asian="bold" style:font-name-complex="Times New Roman1" style:font-weight-complex="bold"/>
    </style:style>
    <style:style style:name="T95" style:family="text">
      <style:text-properties fo:font-weight="bold" officeooo:rsid="00455e00" style:language-asian="tr" style:country-asian="TR" style:font-weight-asian="bold" style:font-name-complex="Times New Roman1" style:font-weight-complex="bold"/>
    </style:style>
    <style:style style:name="T96" style:family="text">
      <style:text-properties fo:font-weight="bold" officeooo:rsid="002bcdb2" style:language-asian="tr" style:country-asian="TR" style:font-weight-asian="bold" style:font-name-complex="Times New Roman1" style:font-weight-complex="bold"/>
    </style:style>
    <style:style style:name="T97" style:family="text">
      <style:text-properties fo:letter-spacing="0.011cm"/>
    </style:style>
    <style:style style:name="T98" style:family="text">
      <style:text-properties officeooo:rsid="001f62ef"/>
    </style:style>
    <style:style style:name="T99" style:family="text">
      <style:text-properties officeooo:rsid="0023f1ec"/>
    </style:style>
    <style:style style:name="T100" style:family="text">
      <style:text-properties officeooo:rsid="0024c625"/>
    </style:style>
    <style:style style:name="T101" style:family="text">
      <style:text-properties fo:font-style="normal" fo:font-weight="bold" style:font-style-asian="normal" style:font-weight-asian="bold" style:font-name-complex="Times New Roman" style:font-weight-complex="bold"/>
    </style:style>
    <style:style style:name="T102" style:family="text">
      <style:text-properties fo:font-style="normal" fo:font-weight="bold" officeooo:rsid="00172ad1" style:font-style-asian="normal" style:font-weight-asian="bold" style:font-name-complex="Times New Roman" style:font-weight-complex="bold"/>
    </style:style>
    <style:style style:name="T103" style:family="text">
      <style:text-properties fo:font-style="normal" fo:font-weight="bold" officeooo:rsid="002572b2" style:font-style-asian="normal" style:font-weight-asian="bold" style:font-name-complex="Times New Roman" style:font-weight-complex="bold"/>
    </style:style>
    <style:style style:name="T104" style:family="text">
      <style:text-properties fo:font-style="normal" fo:font-weight="bold" officeooo:rsid="00275b19" style:font-style-asian="normal" style:font-weight-asian="bold" style:font-name-complex="Times New Roman" style:font-weight-complex="bold"/>
    </style:style>
    <style:style style:name="T105" style:family="text">
      <style:text-properties fo:font-style="normal" fo:font-weight="bold" style:font-style-asian="normal" style:font-weight-asian="bold" style:font-name-complex="Times New Roman" style:font-weight-complex="normal"/>
    </style:style>
    <style:style style:name="T106" style:family="text">
      <style:text-properties fo:font-style="normal" fo:font-weight="bold" officeooo:rsid="0024c625" style:font-style-asian="normal" style:font-weight-asian="bold" style:font-name-complex="Times New Roman" style:font-weight-complex="normal"/>
    </style:style>
    <style:style style:name="T107" style:family="text">
      <style:text-properties fo:font-style="normal" fo:font-weight="bold" officeooo:rsid="002572b2" style:font-style-asian="normal" style:font-weight-asian="bold" style:font-name-complex="Times New Roman" style:font-weight-complex="normal"/>
    </style:style>
    <style:style style:name="T108" style:family="text">
      <style:text-properties fo:font-style="normal" fo:font-weight="bold" officeooo:rsid="00275b19" style:font-style-asian="normal" style:font-weight-asian="bold" style:font-name-complex="Times New Roman" style:font-weight-complex="normal"/>
    </style:style>
    <style:style style:name="T109" style:family="text">
      <style:text-properties fo:font-style="normal" fo:font-weight="bold" officeooo:rsid="00298cb2" style:font-style-asian="normal" style:font-weight-asian="bold" style:font-name-complex="Times New Roman" style:font-weight-complex="normal"/>
    </style:style>
    <style:style style:name="T110" style:family="text">
      <style:text-properties fo:font-style="normal" fo:font-weight="bold" officeooo:rsid="002a4e45" style:font-style-asian="normal" style:font-weight-asian="bold" style:font-name-complex="Times New Roman" style:font-weight-complex="normal"/>
    </style:style>
    <style:style style:name="T111" style:family="text">
      <style:text-properties fo:font-style="normal" fo:font-weight="bold" officeooo:rsid="005192be" style:font-style-asian="normal" style:font-weight-asian="bold" style:font-name-complex="Times New Roman" style:font-weight-complex="normal"/>
    </style:style>
    <style:style style:name="T112" style:family="text">
      <style:text-properties fo:font-style="normal" fo:font-weight="normal" style:font-style-asian="normal" style:font-weight-asian="normal" style:font-name-complex="Times New Roman" style:font-weight-complex="normal"/>
    </style:style>
    <style:style style:name="T113" style:family="text">
      <style:text-properties fo:font-style="normal" fo:font-weight="normal" officeooo:rsid="00172ad1" style:font-style-asian="normal" style:font-weight-asian="normal" style:font-name-complex="Times New Roman" style:font-weight-complex="normal"/>
    </style:style>
    <style:style style:name="T114" style:family="text">
      <style:text-properties fo:font-style="normal" fo:font-weight="normal" officeooo:rsid="00275b19" style:font-style-asian="normal" style:font-weight-asian="normal" style:font-name-complex="Times New Roman" style:font-weight-complex="normal"/>
    </style:style>
    <style:style style:name="T115" style:family="text">
      <style:text-properties fo:font-style="normal" fo:font-weight="normal" officeooo:rsid="0023f1ec" style:font-style-asian="normal" style:font-weight-asian="normal" style:font-name-complex="Times New Roman" style:font-weight-complex="normal"/>
    </style:style>
    <style:style style:name="T116" style:family="text">
      <style:text-properties fo:font-style="normal" fo:font-weight="normal" officeooo:rsid="0043c25c" style:font-style-asian="normal" style:font-weight-asian="normal" style:font-name-complex="Times New Roman" style:font-weight-complex="normal"/>
    </style:style>
    <style:style style:name="T117" style:family="text">
      <style:text-properties fo:font-style="normal" fo:font-weight="normal" officeooo:rsid="002572b2" style:font-style-asian="normal" style:font-weight-asian="normal" style:font-name-complex="Times New Roman" style:font-weight-complex="normal"/>
    </style:style>
    <style:style style:name="T118" style:family="text">
      <style:text-properties fo:font-style="normal" fo:font-weight="normal" officeooo:rsid="00455e00" style:font-style-asian="normal" style:font-weight-asian="normal" style:font-name-complex="Times New Roman" style:font-weight-complex="normal"/>
    </style:style>
    <style:style style:name="T119" style:family="text">
      <style:text-properties fo:font-style="normal" style:font-style-asian="normal" style:font-name-complex="Times New Roman" style:font-weight-complex="normal"/>
    </style:style>
    <style:style style:name="T120" style:family="text">
      <style:text-properties fo:font-style="normal" officeooo:rsid="00172ad1" style:font-style-asian="normal" style:font-name-complex="Times New Roman" style:font-weight-complex="normal"/>
    </style:style>
    <style:style style:name="T121" style:family="text">
      <style:text-properties fo:font-style="normal" officeooo:rsid="00275b19" style:font-style-asian="normal" style:font-name-complex="Times New Roman" style:font-weight-complex="normal"/>
    </style:style>
    <style:style style:name="T122" style:family="text">
      <style:text-properties fo:font-style="normal" officeooo:rsid="0024c625" style:font-style-asian="normal" style:font-name-complex="Times New Roman" style:font-weight-complex="normal"/>
    </style:style>
    <style:style style:name="T123" style:family="text">
      <style:text-properties fo:font-style="normal" officeooo:rsid="0043c25c" style:font-style-asian="normal" style:font-name-complex="Times New Roman" style:font-weight-complex="normal"/>
    </style:style>
    <style:style style:name="T124" style:family="text">
      <style:text-properties fo:font-style="normal" style:language-asian="tr" style:country-asian="TR" style:font-style-asian="normal" style:font-name-complex="Times New Roman1" style:font-weight-complex="normal"/>
    </style:style>
    <style:style style:name="T125" style:family="text">
      <style:text-properties fo:font-style="normal" officeooo:rsid="00496a67" style:language-asian="tr" style:country-asian="TR" style:font-style-asian="normal" style:font-name-complex="Times New Roman1" style:font-weight-complex="normal"/>
    </style:style>
    <style:style style:name="T126" style:family="text">
      <style:text-properties fo:font-style="normal" officeooo:rsid="00443595" style:language-asian="tr" style:country-asian="TR" style:font-style-asian="normal" style:font-name-complex="Times New Roman1" style:font-weight-complex="normal"/>
    </style:style>
    <style:style style:name="T127" style:family="text">
      <style:text-properties fo:font-style="normal" officeooo:rsid="003d13be" style:language-asian="tr" style:country-asian="TR" style:font-style-asian="normal" style:font-name-complex="Times New Roman1" style:font-weight-complex="normal"/>
    </style:style>
    <style:style style:name="T128" style:family="text">
      <style:text-properties fo:font-style="normal" officeooo:rsid="003b129e" style:language-asian="tr" style:country-asian="TR" style:font-style-asian="normal" style:font-name-complex="Times New Roman1" style:font-weight-complex="normal"/>
    </style:style>
    <style:style style:name="T129" style:family="text">
      <style:text-properties fo:font-style="normal" officeooo:rsid="003c9814" style:language-asian="tr" style:country-asian="TR" style:font-style-asian="normal" style:font-name-complex="Times New Roman1" style:font-weight-complex="normal"/>
    </style:style>
    <style:style style:name="T130" style:family="text">
      <style:text-properties fo:font-style="normal" officeooo:rsid="0056ecfa" style:language-asian="tr" style:country-asian="TR" style:font-style-asian="normal" style:font-name-complex="Times New Roman1" style:font-weight-complex="normal"/>
    </style:style>
    <style:style style:name="T131" style:family="text">
      <style:text-properties fo:font-style="normal" officeooo:rsid="007e3d08" style:language-asian="tr" style:country-asian="TR" style:font-style-asian="normal" style:font-name-complex="Times New Roman1" style:font-weight-complex="normal"/>
    </style:style>
    <style:style style:name="T132" style:family="text">
      <style:text-properties fo:font-style="normal" officeooo:rsid="008f180f" style:language-asian="tr" style:country-asian="TR" style:font-style-asian="normal" style:font-name-complex="Times New Roman1" style:font-weight-complex="normal"/>
    </style:style>
    <style:style style:name="T133" style:family="text">
      <style:text-properties fo:font-style="normal" officeooo:rsid="0093f658" style:language-asian="tr" style:country-asian="TR" style:font-style-asian="normal" style:font-name-complex="Times New Roman1" style:font-weight-complex="normal"/>
    </style:style>
    <style:style style:name="T134"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35" style:family="text">
      <style:text-properties fo:language="tr" fo:country="TR" fo:font-weight="bold" style:font-weight-asian="bold" style:font-name-complex="Times New Roman" style:font-weight-complex="bold"/>
    </style:style>
    <style:style style:name="T136" style:family="text">
      <style:text-properties fo:language="tr" fo:country="TR" fo:font-weight="bold" officeooo:rsid="0024c625" style:font-weight-asian="bold" style:font-name-complex="Times New Roman" style:font-weight-complex="bold"/>
    </style:style>
    <style:style style:name="T137" style:family="text">
      <style:text-properties fo:language="tr" fo:country="TR" fo:font-weight="bold" officeooo:rsid="0043c25c" style:font-weight-asian="bold" style:font-name-complex="Times New Roman" style:font-weight-complex="bold"/>
    </style:style>
    <style:style style:name="T138" style:family="text">
      <style:text-properties fo:language="tr" fo:country="TR" fo:font-style="normal" fo:font-weight="bold" style:font-style-asian="normal" style:font-weight-asian="bold" style:font-name-complex="Times New Roman" style:font-weight-complex="normal"/>
    </style:style>
    <style:style style:name="T139" style:family="text">
      <style:text-properties fo:language="tr" fo:country="TR" fo:font-style="normal" fo:font-weight="normal" style:font-style-asian="normal" style:font-weight-asian="normal" style:font-name-complex="Times New Roman" style:font-weight-complex="normal"/>
    </style:style>
    <style:style style:name="T140" style:family="text">
      <style:text-properties fo:language="tr" fo:country="TR" fo:font-style="normal" fo:font-weight="normal" officeooo:rsid="004c1294" style:font-style-asian="normal" style:font-weight-asian="normal" style:font-name-complex="Times New Roman" style:font-weight-complex="normal"/>
    </style:style>
    <style:style style:name="T141" style:family="text">
      <style:text-properties fo:language="tr" fo:country="TR" style:font-name-complex="Times New Roman"/>
    </style:style>
    <style:style style:name="T142" style:family="text">
      <style:text-properties fo:language="tr" fo:country="TR" officeooo:rsid="00172ad1" style:font-name-complex="Times New Roman"/>
    </style:style>
    <style:style style:name="T143" style:family="text">
      <style:text-properties fo:language="tr" fo:country="TR" officeooo:rsid="0043c25c" style:font-name-complex="Times New Roman"/>
    </style:style>
    <style:style style:name="T144" style:family="text">
      <style:text-properties fo:language="tr" fo:country="TR" officeooo:rsid="004c1294" style:font-name-complex="Times New Roman"/>
    </style:style>
    <style:style style:name="T145" style:family="text">
      <style:text-properties officeooo:rsid="002b0bb3"/>
    </style:style>
    <style:style style:name="T146" style:family="text">
      <style:text-properties style:language-asian="tr" style:country-asian="TR" style:font-name-complex="Times New Roman1"/>
    </style:style>
    <style:style style:name="T147" style:family="text">
      <style:text-properties officeooo:rsid="00172ad1" style:language-asian="tr" style:country-asian="TR" style:font-name-complex="Times New Roman1"/>
    </style:style>
    <style:style style:name="T148" style:family="text">
      <style:text-properties officeooo:rsid="002bcdb2" style:language-asian="tr" style:country-asian="TR" style:font-name-complex="Times New Roman1"/>
    </style:style>
    <style:style style:name="T149" style:family="text">
      <style:text-properties officeooo:rsid="00310090" style:language-asian="tr" style:country-asian="TR" style:font-name-complex="Times New Roman1"/>
    </style:style>
    <style:style style:name="T150" style:family="text">
      <style:text-properties officeooo:rsid="0033b636" style:language-asian="tr" style:country-asian="TR" style:font-name-complex="Times New Roman1"/>
    </style:style>
    <style:style style:name="T151" style:family="text">
      <style:text-properties officeooo:rsid="003aa60a" style:language-asian="tr" style:country-asian="TR" style:font-name-complex="Times New Roman1"/>
    </style:style>
    <style:style style:name="T152" style:family="text">
      <style:text-properties officeooo:rsid="0013e64a" style:language-asian="tr" style:country-asian="TR" style:font-name-complex="Times New Roman1"/>
    </style:style>
    <style:style style:name="T153" style:family="text">
      <style:text-properties officeooo:rsid="003b129e" style:language-asian="tr" style:country-asian="TR" style:font-name-complex="Times New Roman1"/>
    </style:style>
    <style:style style:name="T154" style:family="text">
      <style:text-properties officeooo:rsid="0022f6e7" style:language-asian="tr" style:country-asian="TR" style:font-name-complex="Times New Roman1"/>
    </style:style>
    <style:style style:name="T155" style:family="text">
      <style:text-properties officeooo:rsid="003c3a02" style:language-asian="tr" style:country-asian="TR" style:font-name-complex="Times New Roman1"/>
    </style:style>
    <style:style style:name="T156" style:family="text">
      <style:text-properties officeooo:rsid="003c9814" style:language-asian="tr" style:country-asian="TR" style:font-name-complex="Times New Roman1"/>
    </style:style>
    <style:style style:name="T157" style:family="text">
      <style:text-properties officeooo:rsid="003d13be" style:language-asian="tr" style:country-asian="TR" style:font-name-complex="Times New Roman1"/>
    </style:style>
    <style:style style:name="T158" style:family="text">
      <style:text-properties officeooo:rsid="003d6035" style:language-asian="tr" style:country-asian="TR" style:font-name-complex="Times New Roman1"/>
    </style:style>
    <style:style style:name="T159" style:family="text">
      <style:text-properties officeooo:rsid="00467d30" style:language-asian="tr" style:country-asian="TR" style:font-name-complex="Times New Roman1"/>
    </style:style>
    <style:style style:name="T160" style:family="text">
      <style:text-properties officeooo:rsid="004958df" style:language-asian="tr" style:country-asian="TR" style:font-name-complex="Times New Roman1"/>
    </style:style>
    <style:style style:name="T161" style:family="text">
      <style:text-properties officeooo:rsid="004e8cf1" style:language-asian="tr" style:country-asian="TR" style:font-name-complex="Times New Roman1"/>
    </style:style>
    <style:style style:name="T162" style:family="text">
      <style:text-properties officeooo:rsid="00455e00" style:language-asian="tr" style:country-asian="TR" style:font-name-complex="Times New Roman1"/>
    </style:style>
    <style:style style:name="T163" style:family="text">
      <style:text-properties officeooo:rsid="001c4bd1" style:language-asian="tr" style:country-asian="TR" style:font-name-complex="Times New Roman1"/>
    </style:style>
    <style:style style:name="T164" style:family="text">
      <style:text-properties officeooo:rsid="0047d350" style:language-asian="tr" style:country-asian="TR" style:font-name-complex="Times New Roman1"/>
    </style:style>
    <style:style style:name="T165" style:family="text">
      <style:text-properties officeooo:rsid="0016608b" style:language-asian="tr" style:country-asian="TR" style:font-name-complex="Times New Roman1"/>
    </style:style>
    <style:style style:name="T166" style:family="text">
      <style:text-properties officeooo:rsid="00348da0" style:language-asian="tr" style:country-asian="TR" style:font-name-complex="Times New Roman1"/>
    </style:style>
    <style:style style:name="T167" style:family="text">
      <style:text-properties officeooo:rsid="006bae34" style:language-asian="tr" style:country-asian="TR" style:font-name-complex="Times New Roman1"/>
    </style:style>
    <style:style style:name="T168" style:family="text">
      <style:text-properties officeooo:rsid="008f180f" style:language-asian="tr" style:country-asian="TR" style:font-name-complex="Times New Roman1"/>
    </style:style>
    <style:style style:name="T169" style:family="text">
      <style:text-properties officeooo:rsid="009100a2" style:language-asian="tr" style:country-asian="TR" style:font-name-complex="Times New Roman1"/>
    </style:style>
    <style:style style:name="T170" style:family="text">
      <style:text-properties officeooo:rsid="00443595" style:language-asian="tr" style:country-asian="TR" style:font-name-complex="Times New Roman1"/>
    </style:style>
    <style:style style:name="T171" style:family="text">
      <style:text-properties officeooo:rsid="002b0bb3" style:language-asian="tr" style:country-asian="TR" style:font-name-complex="Times New Roman1"/>
    </style:style>
    <style:style style:name="T172" style:family="text">
      <style:text-properties officeooo:rsid="001ab6fb" style:language-asian="tr" style:country-asian="TR" style:font-name-complex="Times New Roman1"/>
    </style:style>
    <style:style style:name="T173" style:family="text">
      <style:text-properties officeooo:rsid="00875977" style:language-asian="tr" style:country-asian="TR" style:font-name-complex="Times New Roman1"/>
    </style:style>
    <style:style style:name="T174" style:family="text">
      <style:text-properties officeooo:rsid="00512536" style:language-asian="tr" style:country-asian="TR" style:font-name-complex="Times New Roman1"/>
    </style:style>
    <style:style style:name="T175" style:family="text">
      <style:text-properties officeooo:rsid="0013588f" style:language-asian="tr" style:country-asian="TR" style:font-name-complex="Times New Roman1"/>
    </style:style>
    <style:style style:name="T176" style:family="text">
      <style:text-properties style:language-asian="tr" style:country-asian="TR" style:font-name-complex="Tahoma"/>
    </style:style>
    <style:style style:name="T177" style:family="text">
      <style:text-properties officeooo:rsid="003b129e" style:language-asian="tr" style:country-asian="TR" style:font-name-complex="Tahoma"/>
    </style:style>
    <style:style style:name="T178" style:family="text">
      <style:text-properties officeooo:rsid="004958df" style:language-asian="tr" style:country-asian="TR" style:font-name-complex="Tahoma"/>
    </style:style>
    <style:style style:name="T179" style:family="text">
      <style:text-properties officeooo:rsid="006bae34" style:language-asian="tr" style:country-asian="TR" style:font-name-complex="Tahoma"/>
    </style:style>
    <style:style style:name="T180" style:family="text">
      <style:text-properties officeooo:rsid="00347560"/>
    </style:style>
    <style:style style:name="T181" style:family="text">
      <style:text-properties officeooo:rsid="00348da0"/>
    </style:style>
    <style:style style:name="T182" style:family="text">
      <style:text-properties officeooo:rsid="003aa60a"/>
    </style:style>
    <style:style style:name="T183" style:family="text">
      <style:text-properties officeooo:rsid="0043c25c"/>
    </style:style>
    <style:style style:name="T184" style:family="text">
      <style:text-properties officeooo:rsid="00443595"/>
    </style:style>
    <style:style style:name="T185" style:family="text">
      <style:text-properties officeooo:rsid="0047d350"/>
    </style:style>
    <style:style style:name="T186" style:family="text">
      <style:text-properties fo:font-style="italic" style:text-underline-style="solid" style:text-underline-width="auto" style:text-underline-color="font-color" fo:font-weight="bold" style:font-style-asian="italic" style:font-weight-asian="bold"/>
    </style:style>
    <style:style style:name="T18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8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9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91"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style:language-asian="tr" style:country-asian="TR" style:font-style-asian="italic" style:font-name-complex="Times New Roman1" style:font-style-complex="italic"/>
    </style:style>
    <style:style style:name="T196" style:family="text">
      <style:text-properties fo:font-style="italic" officeooo:rsid="00496a67" style:language-asian="tr" style:country-asian="TR" style:font-style-asian="italic" style:font-name-complex="Times New Roman1" style:font-style-complex="italic" style:font-weight-complex="normal"/>
    </style:style>
    <style:style style:name="T197" style:family="text">
      <style:text-properties fo:font-style="italic" officeooo:rsid="002b0bb3" style:language-asian="tr" style:country-asian="TR" style:font-style-asian="italic" style:font-name-complex="Times New Roman1" style:font-style-complex="italic" style:font-weight-complex="normal"/>
    </style:style>
    <style:style style:name="T198" style:family="text">
      <style:text-properties officeooo:rsid="004c1294"/>
    </style:style>
    <style:style style:name="T199" style:family="text">
      <style:text-properties officeooo:rsid="004d17d8"/>
    </style:style>
    <style:style style:name="T200" style:family="text">
      <style:text-properties officeooo:rsid="005079a5"/>
    </style:style>
    <style:style style:name="T201" style:family="text">
      <style:text-properties officeooo:rsid="005e877f"/>
    </style:style>
    <style:style style:name="T202" style:family="text">
      <style:text-properties officeooo:rsid="006bae34"/>
    </style:style>
    <style:style style:name="T203" style:family="text">
      <style:text-properties style:font-name="UKIJ Ekran" officeooo:rsid="00677889"/>
    </style:style>
    <style:style style:name="T204" style:family="text">
      <style:text-properties style:font-name="UKIJ Ekran" fo:font-size="12pt" officeooo:rsid="0014a809" style:font-size-asian="12pt" style:language-asian="tr" style:country-asian="TR" style:font-name-complex="Times New Roman1" style:font-size-complex="12pt"/>
    </style:style>
    <style:style style:name="T205" style:family="text">
      <style:text-properties style:font-name="UKIJ Ekran" fo:font-size="12pt" fo:font-weight="normal" officeooo:rsid="0089ada2" style:font-size-asian="12pt" style:language-asian="tr" style:country-asian="TR" style:font-weight-asian="normal" style:font-name-complex="Times New Roman1" style:font-size-complex="12pt" style:font-weight-complex="normal"/>
    </style:style>
    <style:style style:name="T206" style:family="text">
      <style:text-properties style:font-name="UKIJ Ekran" officeooo:rsid="0093f658"/>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06bae34"/>
    </style:style>
    <style:style style:name="T209" style:family="text">
      <style:text-properties style:font-name="Nimbus Sans L" fo:font-size="12pt" fo:font-weight="bold" officeooo:rsid="00248930" style:font-size-asian="12pt" style:language-asian="tr" style:country-asian="TR" style:font-weight-asian="bold" style:font-name-complex="Times New Roman1" style:font-size-complex="12pt" style:font-weight-complex="bold"/>
    </style:style>
    <style:style style:name="T210" style:family="text">
      <style:text-properties officeooo:rsid="008676e7"/>
    </style:style>
    <style:style style:name="T211" style:family="text">
      <style:text-properties officeooo:rsid="008f180f"/>
    </style:style>
    <style:style style:name="T212" style:family="text">
      <style:text-properties officeooo:rsid="0064bc78"/>
    </style:style>
    <style:style style:name="T213" style:family="text">
      <style:text-properties officeooo:rsid="00276427"/>
    </style:style>
    <style:style style:name="T214" style:family="text">
      <style:text-properties officeooo:rsid="0093f658"/>
    </style:style>
    <style:style style:name="T215" style:family="text">
      <style:text-properties fo:color="#000000" loext:opacity="100%" style:text-outline="false" style:text-line-through-style="none" style:text-line-through-type="none" style:font-name="Lohit Devanagari" fo:font-size="13.5pt" fo:font-style="normal" fo:text-shadow="none" style:text-underline-style="none" fo:font-weight="normal" style:font-size-asian="13.5pt" style:language-asian="tr" style:country-asian="TR" style:font-style-asian="normal" style:font-weight-asian="normal" style:font-name-complex="Times New Roman1" style:font-size-complex="12pt" style:text-emphasize="none"/>
    </style:style>
    <style:style style:name="T216" style:family="text">
      <style:text-properties fo:color="#000000" loext:opacity="100%" style:text-outline="false" style:text-line-through-style="none" style:text-line-through-type="none" style:font-name="Lohit Devanagari1" fo:font-size="13.5pt" fo:font-style="normal" fo:text-shadow="none" style:text-underline-style="none" fo:font-weight="normal" style:font-size-asian="13.5pt" style:font-style-asian="normal" style:font-weight-asian="normal" style:text-emphasize="none"/>
    </style:style>
    <style:style style:name="T217" style:family="text">
      <style:text-properties fo:color="#000000" loext:opacity="100%" style:text-outline="false" style:text-line-through-style="none" style:text-line-through-type="none" style:font-name="Lohit Devanagari1" fo:font-size="13.5pt" fo:font-style="normal" fo:text-shadow="none" style:text-underline-style="none" fo:font-weight="normal" officeooo:rsid="00950a87" style:font-size-asian="13.5pt" style:font-style-asian="normal" style:font-weight-asian="normal" style:text-emphasize="none"/>
    </style:style>
    <style:style style:name="T218" style:family="text">
      <style:text-properties fo:color="#000000" loext:opacity="100%" style:text-outline="false" style:text-line-through-style="none" style:text-line-through-type="none" fo:font-size="13.5pt" fo:font-style="normal" fo:text-shadow="none" style:text-underline-style="none" fo:font-weight="normal" style:font-size-asian="13.5pt" style:language-asian="tr" style:country-asian="TR" style:font-style-asian="normal" style:font-weight-asian="normal" style:font-name-complex="Times New Roman1" style:font-size-complex="12pt" style:text-emphasize="none"/>
    </style:style>
    <style:style style:name="T219" style:family="text">
      <style:text-properties fo:color="#000000" loext:opacity="100%" style:text-outline="false" style:text-line-through-style="none" style:text-line-through-type="none" fo:font-size="13.5pt" fo:font-style="normal" fo:text-shadow="none" style:text-underline-style="none" fo:font-weight="normal" style:font-size-asian="13.5pt" style:font-style-asian="normal" style:font-weight-asian="normal" style:text-emphasize="none"/>
    </style:style>
    <style:style style:name="T220" style:family="text">
      <style:text-properties fo:color="#000000" loext:opacity="100%" style:text-outline="false" style:text-line-through-style="none" style:text-line-through-type="none" fo:font-size="13.5pt" fo:font-style="normal" fo:text-shadow="none" style:text-underline-style="none" fo:font-weight="normal" officeooo:rsid="00950a87" style:font-size-asian="13.5pt" style:font-style-asian="normal" style:font-weight-asian="normal" style:text-emphasize="none"/>
    </style:style>
    <style:style style:name="T221"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22"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223" style:family="text">
      <style:text-properties fo:color="#000000" loext:opacity="100%" style:text-outline="false" style:text-line-through-style="none" style:text-line-through-type="none" fo:font-style="normal" fo:text-shadow="none" style:text-underline-style="none" fo:font-weight="normal" officeooo:rsid="00950a87" style:font-style-asian="normal" style:font-weight-asian="normal" style:text-emphasize="none"/>
    </style:style>
    <style:style style:name="T224" style:family="text">
      <style:text-properties style:font-name="UKIJ Diwani"/>
    </style:style>
    <style:style style:name="T225" style:family="text">
      <style:text-properties style:font-name="UKIJ Diwani" fo:font-weight="bold" style:font-weight-asian="bold" style:font-weight-complex="bold"/>
    </style:style>
    <style:style style:name="T226" style:family="text">
      <style:text-properties style:font-name="UKIJ Diwani" fo:font-weight="bold" officeooo:rsid="00443595" style:font-weight-asian="bold" style:font-weight-complex="bold"/>
    </style:style>
    <style:style style:name="T227" style:family="text">
      <style:text-properties style:font-name="UKIJ Diwani" fo:font-weight="bold" officeooo:rsid="002572b2" style:font-weight-asian="bold" style:font-weight-complex="bold"/>
    </style:style>
    <style:style style:name="T228" style:family="text">
      <style:text-properties style:font-name="UKIJ Diwani" fo:font-style="normal" fo:font-weight="bold" officeooo:rsid="002572b2" style:font-style-asian="normal" style:font-weight-asian="bold" style:font-name-complex="Times New Roman" style:font-weight-complex="normal"/>
    </style:style>
    <style:style style:name="T229" style:family="text">
      <style:text-properties style:font-name="UKIJ Diwani" fo:font-weight="normal" officeooo:rsid="0043c25c" style:language-asian="tr" style:country-asian="TR" style:font-weight-asian="normal" style:font-name-complex="Times New Roman1" style:font-weight-complex="normal"/>
    </style:style>
    <style:style style:name="T230" style:family="text">
      <style:text-properties style:font-name="UKIJ Diwani" officeooo:rsid="00172ad1"/>
    </style:style>
    <style:style style:name="T231" style:family="text">
      <style:text-properties fo:font-size="12pt" style:font-size-asian="12pt" style:language-asian="tr" style:country-asian="TR" style:font-name-complex="Times New Roman1" style:font-size-complex="12pt"/>
    </style:style>
    <style:style style:name="T232" style:family="text">
      <style:text-properties fo:font-size="12pt" officeooo:rsid="002b0bb3" style:font-size-asian="12pt" style:language-asian="tr" style:country-asian="TR" style:font-name-complex="Times New Roman1" style:font-size-complex="12pt"/>
    </style:style>
    <style:style style:name="T233" style:family="text">
      <style:text-properties fo:font-size="12pt" officeooo:rsid="0033b636" style:font-size-asian="12pt" style:language-asian="tr" style:country-asian="TR" style:font-name-complex="Times New Roman1" style:font-size-complex="12pt"/>
    </style:style>
    <style:style style:name="T234" style:family="text">
      <style:text-properties fo:font-size="12pt" officeooo:rsid="001ab6fb" style:font-size-asian="12pt" style:language-asian="tr" style:country-asian="TR" style:font-name-complex="Times New Roman1" style:font-size-complex="12pt"/>
    </style:style>
    <style:style style:name="T235" style:family="text">
      <style:text-properties fo:font-size="12pt" officeooo:rsid="00875977" style:font-size-asian="12pt" style:language-asian="tr" style:country-asian="TR" style:font-name-complex="Times New Roman1" style:font-size-complex="12pt"/>
    </style:style>
    <style:style style:name="T236" style:family="text">
      <style:text-properties fo:font-size="12pt" officeooo:rsid="00512536" style:font-size-asian="12pt" style:language-asian="tr" style:country-asian="TR" style:font-name-complex="Times New Roman1" style:font-size-complex="12pt"/>
    </style:style>
    <style:style style:name="T237" style:family="text">
      <style:text-properties fo:font-size="12pt" officeooo:rsid="003d6035" style:font-size-asian="12pt" style:language-asian="tr" style:country-asian="TR" style:font-name-complex="Times New Roman1" style:font-size-complex="12pt"/>
    </style:style>
    <style:style style:name="T238" style:family="text">
      <style:text-properties fo:font-size="12pt" officeooo:rsid="0013588f" style:font-size-asian="12pt" style:language-asian="tr" style:country-asian="TR" style:font-name-complex="Times New Roman1" style:font-size-complex="12pt"/>
    </style:style>
    <style:style style:name="T239" style:family="text">
      <style:text-properties fo:font-size="12pt" officeooo:rsid="003b129e" style:font-size-asian="12pt" style:language-asian="tr" style:country-asian="TR" style:font-name-complex="Times New Roman1" style:font-size-complex="12pt"/>
    </style:style>
    <style:style style:name="T240" style:family="text">
      <style:text-properties fo:font-size="12pt" officeooo:rsid="003d13be" style:font-size-asian="12pt" style:language-asian="tr" style:country-asian="TR" style:font-name-complex="Times New Roman1" style:font-size-complex="12pt"/>
    </style:style>
    <style:style style:name="T241" style:family="text">
      <style:text-properties fo:font-size="12pt" officeooo:rsid="00443595" style:font-size-asian="12pt" style:language-asian="tr" style:country-asian="TR" style:font-name-complex="Times New Roman1" style:font-size-complex="12pt"/>
    </style:style>
    <style:style style:name="T242" style:family="text">
      <style:text-properties fo:font-size="12pt" officeooo:rsid="003c9814" style:font-size-asian="12pt" style:language-asian="tr" style:country-asian="TR"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LİRLİ SÜRELİ KİRA SÖZLEŞMESİ</text:p>
      <text:p text:style-name="P3"><text:span text:style-name="T83">MADDE </text:span><text:span text:style-name="T84">1<text:tab/> </text:span><text:span text:style-name="T101">Tanım</text:span><text:span text:style-name="T104">lar</text:span><text:span text:style-name="T101">:</text:span><text:span text:style-name="T112"> </text:span><text:span text:style-name="T113">İ</text:span><text:span text:style-name="T114">şbu sözleşmede adı geçen; </text:span><text:span text:style-name="T102">Kiraya veren</text:span><text:span text:style-name="T113">; </text:span><text:span text:style-name="T116">mecurun</text:span><text:span text:style-name="T113"> sahibi</text:span><text:span text:style-name="T114">ni</text:span><text:span text:style-name="T113"> ve/veya vekili</text:span><text:span text:style-name="T114">ni</text:span><text:span text:style-name="T113">, </text:span><text:span text:style-name="T102">Kiracı;</text:span><text:span text:style-name="T120"> </text:span><text:span text:style-name="T123">mecuru</text:span><text:span text:style-name="T120"> kiralama hak</text:span><text:span text:style-name="T122">k</text:span><text:span text:style-name="T120">ını belirli bir ücret karşılığında </text:span><text:span text:style-name="T123">belirli bir süre</text:span><text:span text:style-name="T120"> kabul <text:s/>eden gerçek veya tüzel kişi</text:span><text:span text:style-name="T121">yi, </text:span><text:span text:style-name="T102">Sözleşme</text:span><text:span text:style-name="T113"> </text:span><text:span text:style-name="T114">t</text:span><text:span text:style-name="T113">araflarca, şartları belirlenen, şartlar üzerinde anlaşmaya varılan ve imza altına alınan </text:span><text:span text:style-name="T114">işbu </text:span><text:span text:style-name="T113">kira sözleşmesi</text:span><text:span text:style-name="T114">ni ifade eder. </text:span><text:span text:style-name="T63">İşbu k</text:span>ira sözleşmesi, kiraya verenin , <text:span text:style-name="T78">bu sözleşmede özellikleri belirtilen mecurun</text:span> kullanı<text:span text:style-name="T184">mını</text:span> <text:span text:style-name="T183">belli bir süre için</text:span> kiracıya bırakmayı, kiracının da buna karşılık, <text:span text:style-name="T183">bu süre için </text:span>kararlaştırılan kira bedelini ödemeyi üstlendiği<text:span text:style-name="T78"> </text:span>sözleşmedir.</text:p>
      <text:p text:style-name="P24"><text:span text:style-name="T137">M</text:span><text:span text:style-name="T135">ADDE </text:span><text:span text:style-name="T136">2<text:tab/> </text:span><text:span text:style-name="T138">Kira süresi:</text:span><text:span text:style-name="T139"> </text:span><text:span text:style-name="T140">İşbu s</text:span><text:span text:style-name="T141">özleşme, belirli süre</text:span><text:span text:style-name="T143">lidir</text:span><text:span text:style-name="T142"> ve <text:s/>k</text:span><text:span text:style-name="T141">ararlaştırılan sürenin geçmesiyle herhangi bir bildirim olmaksızın, </text:span><text:span text:style-name="T144">bu sözleşmeden doğan haklar saklı kalmak şartıyla,</text:span><text:span text:style-name="T141"> sona ere</text:span><text:span text:style-name="T142">r. </text:span></text:p>
      <text:p text:style-name="P4"><text:span text:style-name="T89">M</text:span><text:span text:style-name="T83">ADDE 3 <text:tab/></text:span><text:span text:style-name="T105">Vergi ve benzeri yükümlülüklere katlanma borcu : </text:span>Kiralanana <text:span text:style-name="T198">ait, kültür, arsa, bina vergileri kiraya veren;</text:span> <text:span text:style-name="T200">kira stopaj </text:span>vergi<text:span text:style-name="T100">si, çevre temizlik vergisi </text:span>ve benzeri yükümlülükler <text:span text:style-name="T78">kiracı tarafından ödenecektir. </text:span><text:span text:style-name="T147">Kiracı elektrik, su, </text:span><text:span text:style-name="T149">aidat</text:span><text:span text:style-name="T147"> vb. abone gerektiren işlemlerde, kira başlangıcında abonelikleri üzerine alacaktır ve kira müddeti boyunca bu </text:span><text:span text:style-name="T150">aboneliklere ait</text:span><text:span text:style-name="T147"> giderler kiracıya aittir.</text:span></text:p>
      <text:p text:style-name="P3"><text:span text:style-name="T83">MADDE </text:span><text:span text:style-name="T84">4 <text:tab/></text:span><text:span text:style-name="T106">Yan giderlere katlanma borcu</text:span><text:span text:style-name="T83"> : </text:span>Kira<text:span text:style-name="T78">cı</text:span>, kiralananın kullanımıyla ilgili olmak üzere, kendisi veya üçüncü kişi tarafından yapılan yan giderlere katlanmakla yükümlüdür.</text:p>
      <text:p text:style-name="P5"><text:span text:style-name="T83">MADDE </text:span><text:span text:style-name="T84">5<text:tab/> </text:span><text:span text:style-name="T106">Kiralananın teslim anında </text:span><text:span text:style-name="T109">ve </text:span><text:span text:style-name="T106">sonra</text:span><text:span text:style-name="T109">sı</text:span><text:span text:style-name="T106"> ayıplı hâle gelmesinden sorumluluk</text:span><text:span text:style-name="T83"> <text:tab/></text:span></text:p>
      <text:list xml:id="list472798771" text:style-name="WWNum3">
        <text:list-header>
          <text:p text:style-name="P69"><text:span text:style-name="T70">İşbu </text:span><text:span text:style-name="T72">sözleşme aynı zamanda teslim tutanağı hükmünde olup,</text:span><text:span text:style-name="T70"> sözleşme</text:span><text:span text:style-name="T71">nin imzalanması ile </text:span><text:span text:style-name="T70">kiracı, kiralananı sağlam, ayıpsız ve eksiksiz olarak teslim aldığını kabul etmiştir. </text:span><text:span text:style-name="T69">Taşınmazda bulunan tuvalet, la</text:span><text:bookmark text:name="_GoBack"/><text:span text:style-name="T69">vabo <text:s/>banyo, vb. malzemeler kiracıya sağlam olarak teslim edilmiştir ve kira bitiminde kiracı bu malzemeleri sağlam ve eksiksiz olarak teslim etmekle yükümlüdür. Malzemelerde hasar oluşması durumunda kiracı ödemekle yükümlüdür. </text:span><text:span text:style-name="T72">Mecurun kullanılması sırasında oluşabilecek her türlü arıza, hasar vb. gide</text:span><text:span text:style-name="T229">rler kiracıya aittir. </text:span><text:span text:style-name="T230">Kiracının, mecurun teslimi sonrası, kendi ihtiyaçları doğrultusunda ortaya çıkabilecek ve eksik olarak tanımlayacağı şeylerin sorumluluğu kiracıya aittir. </text:span></text:p>
        </text:list-header>
      </text:list>
      <text:p text:style-name="P3"><text:span text:style-name="T83">MADDE </text:span><text:span text:style-name="T88">6</text:span><text:span text:style-name="T84"><text:tab/> </text:span><text:span text:style-name="T106">Kira bedelinin indirilmesi</text:span><text:span text:style-name="T83"> : </text:span>Kiracı, <text:span text:style-name="T79">kira süresi boyunca ve sonrasında, sözleşmede belirlenen kira bedelinde, mucbir sebepler dahil, herhangi bir sebeple </text:span>indirim yapılmasını isteye<text:span text:style-name="T79">mez</text:span>.</text:p>
      <text:p text:style-name="P3"><text:span text:style-name="T83">MADDE </text:span><text:span text:style-name="T90">7</text:span><text:span text:style-name="T84"><text:tab/> </text:span><text:span text:style-name="T106">Kira bedelini ödeme borcu,</text:span><text:span text:style-name="T83"> </text:span><text:span text:style-name="T87">ifa zamanı, kiracının temerrüdü</text:span><text:span text:style-name="T83"><text:tab/><text:tab/></text:span></text:p>
      <text:list xml:id="list182707957886590" text:continue-numbering="true" text:style-name="WWNum3">
        <text:list-header>
          <text:p text:style-name="P72"><text:span text:style-name="T171">Kira bedeli nettir. <text:s/></text:span><text:span text:style-name="T146">Sözleşme</text:span><text:span text:style-name="T171">de</text:span><text:span text:style-name="T146"> </text:span><text:span text:style-name="T171">belirtilen kira bedeli</text:span><text:span text:style-name="T146">, vergiler düşüldükten sonra </text:span><text:span text:style-name="T171">kiralayana </text:span><text:span text:style-name="T146">ödene</text:span><text:span text:style-name="T171">cek</text:span><text:span text:style-name="T146"> </text:span><text:span text:style-name="T150">net </text:span><text:span text:style-name="T146">miktardır. </text:span><text:span text:style-name="T171">Kira stopaj vergisi kiracı tarafından, </text:span><text:span text:style-name="T150">kiraya veren adına </text:span><text:span text:style-name="T171">ödenecektir. Her türlü resim vergi ve harçlar, ÇTV, stopaj vergisi ve kira süresi içerisinde ortaya çıkabilecek her türlü resmi ödemeler, vergi ve harçlar kiracı tarafından ödenecektir.</text:span><text:span text:style-name="T146"> Kiracı, kira bedelini </text:span><text:span text:style-name="T172">( kira bedeli aylık ödemeli yapılacaksa her ayın </text:span><text:span text:style-name="T173">1</text:span><text:span text:style-name="T174">. günü</text:span><text:span text:style-name="T172"> peşin </text:span><text:span text:style-name="T173">olarak</text:span><text:span text:style-name="T172"> )</text:span><text:span text:style-name="T146"> ve yan giderleri,</text:span><text:span text:style-name="T172"> </text:span><text:span text:style-name="T173">peşin </text:span><text:span text:style-name="T146">ödemekle yükümlüdür. </text:span><text:span text:style-name="T158">Ki</text:span><text:span text:style-name="T172">ra ödemeleri kiraya verene ait banka hesabına yatırılacaktır. </text:span><text:span text:style-name="T146">İşbu sö</text:span><text:span text:style-name="T175">z</text:span><text:span text:style-name="T146">leşme</text:span><text:span text:style-name="T153">de belirlenen</text:span><text:span text:style-name="T146"> kira bedeli</text:span><text:span text:style-name="T153">nin ödeme vadesi </text:span><text:span text:style-name="T157">sözleşme düzenleme </text:span><text:span text:style-name="T153">tarihidir.</text:span><text:span text:style-name="T146"> Ödeme çek veya senet ile taahhüt edilmiş ise ödemenin zamanında <text:s/>ödenmemesi durumunda, </text:span><text:span text:style-name="T221">m</text:span><text:span text:style-name="T222">üteakip bonolarda muacceliyet kesbedece</text:span><text:span text:style-name="T223">k</text:span><text:span text:style-name="T222">,</text:span><text:span text:style-name="T146"> </text:span><text:span text:style-name="T157">çek veya senedin ödeme vadesi, sözleşme düzenleme tarihi olarak kabul edilecektir </text:span><text:span text:style-name="T170">ve</text:span><text:span text:style-name="T157"> </text:span><text:span text:style-name="T146"><text:s/></text:span><text:span text:style-name="T170">k</text:span><text:span text:style-name="T157">iracı </text:span><text:span text:style-name="T170">geçmiş ve </text:span><text:span text:style-name="T157">o</text:span><text:span text:style-name="T146">turduğu süreye ait kira borcunu, </text:span><text:span text:style-name="T153">geçen her gün için, yıllık kira bedelinin yüzde </text:span><text:span text:style-name="T157">biri</text:span><text:span text:style-name="T153"> oranında </text:span><text:span text:style-name="T157">(%1)</text:span><text:span text:style-name="T153"> </text:span><text:span text:style-name="T156">günlük </text:span><text:span text:style-name="T153">ceza bedeli </text:span><text:span text:style-name="T157">ile birlikte</text:span><text:span text:style-name="T153"> ödemeyi</text:span><text:span text:style-name="T146"> peşinen kabul ve taahhüt eder.</text:span></text:p>
        </text:list-header>
      </text:list>
      <text:p text:style-name="P3"><text:span text:style-name="T225">MADDE </text:span><text:span text:style-name="T226">8</text:span><text:span text:style-name="T227"><text:tab/> </text:span><text:span text:style-name="T228">Temizlik ve bakım giderlerini ödeme borcu</text:span><text:span text:style-name="T224"> : Kiracı, kiralan</text:span>anın olağan kullanımı için gerekli temizlik ve bakım giderlerini ödemekle yükümlüdür.</text:p>
      <text:p text:style-name="P3"><text:span text:style-name="T83">MADDE </text:span><text:span text:style-name="T91">9</text:span><text:span text:style-name="T85"><text:tab/> </text:span><text:span text:style-name="T88">K</text:span><text:span text:style-name="T107">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97">önce kiracıya bildirmek ve bunların </text:span>yapıldığı sırada kiracının yararlarını göz önünde tutmak zorundadır. </text:p>
      <text:p text:style-name="P6"><text:span text:style-name="T83">MADDE </text:span><text:span text:style-name="T85">1</text:span><text:span text:style-name="T91">0</text:span><text:span text:style-name="T85"><text:tab/></text:span><text:span text:style-name="T107">Kiralananda yenilik ve değişiklik yapılması</text:span> : Kiraya veren, kiralananda, kira sözleşmesinin feshini gerektirmeyen ve kiracıdan katlanması beklenebilecek olan yenilik ve değişiklikler yapabilir. <text:span text:style-name="T61">Bu yenilik ve değişikliklerin yapılması sırasında kiraya veren, kiracının menfaatlerini gözetmekle yükümlüdür. </text:span>Kiracı, <text:span text:style-name="T199">mecurda bir değişiklik yapmak isterse bu ek bir sözleşme ile belirlenmelidir.</text:span> Kiracı, kiraya verenin rızasıyla yaptığı yenilik ve değişiklikler sebebiyle kiralananda ortaya çıka<text:span text:style-name="T199">bilecek</text:span> değer artışının karşılığını isteyemez. <text:span text:style-name="T146">İzin verilen, boya, badana tamirat </text:span></text:p>
      <text:p text:style-name="P27"/>
      <text:p text:style-name="P27">KİRAYA VEREN<text:tab/>KİRACI<text:tab/>ŞAHİT-KEFİL</text:p>
      <text:p text:style-name="P22"><text:tab/><text:tab/><text:tab/><text:tab/><text:tab/><text:tab/> </text:p>
      <text:p text:style-name="P7"><text:soft-page-break/><text:span text:style-name="T146">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51">Aksi bir sözleşme ile kararlaştır</text:span><text:span text:style-name="T168">ı</text:span><text:span text:style-name="T151">lmamışsa, </text:span><text:span text:style-name="T148">Kiracı, kira bitiminde yaptığı bu tip imalatları sökemez, çıkaramaz, kıramaz. Kiracı bu tip imalatları sağlam olarak kiraya verene teslim etmekle yükümlüdür. </text:span></text:p>
      <text:p text:style-name="P3"><text:span text:style-name="T83">MADDE </text:span><text:span text:style-name="T88">1</text:span><text:span text:style-name="T91">1</text:span><text:span text:style-name="T85"><text:tab/></text:span><text:span text:style-name="T107">Alt kira ve kullanım hakkının devri, </text:span><text:span text:style-name="T103">Kira ilişkisinin devri</text:span><text:span text:style-name="T83"> : </text:span>Kiracı, kiraya verenin yazılı rızası olmadıkça, kiralananı başkasına kiralayamayacağı gibi, kullanım hakkını da, kira ilişkisini <text:span text:style-name="T184">de</text:span> başkasına devredemez. </text:p>
      <text:p text:style-name="P3"><text:span text:style-name="T83">MADDE </text:span><text:span text:style-name="T85">1</text:span><text:span text:style-name="T92">2</text:span><text:span text:style-name="T85"><text:tab/></text:span><text:span text:style-name="T107">Kiralananın kullanılmaması</text:span><text:span text:style-name="T83"> :</text:span><text:span text:style-name="T62"> </text:span><text:span text:style-name="T68">Normal veya mucbir bir sebeple, m</text:span><text:span text:style-name="T66">ecur</text:span> kullanılmasa veya sınırlı olarak kullanılsa bile kiracı, kira bedelini ödemekle yükümlüdür. </text:p>
      <text:p text:style-name="P3"><text:span text:style-name="T83">MADDE </text:span><text:span text:style-name="T88">1</text:span><text:span text:style-name="T92">3</text:span><text:span text:style-name="T85"><text:tab/></text:span><text:span text:style-name="T107">Kiralananın sözleşmenin bitiminden önce geri verilmesi</text:span><text:span text:style-name="T83"> <text:s/>: </text:span>Kiracı, sözleşme süresine veya fesih dönemine uymaksızın kiralananı geri verdiği takdirde, kira sözleşmesinden doğan borçları, <text:span text:style-name="T80">sözleşme bitim süresine kadar olan dönem boyunca devam eder. Bu gibi durumlarda kiracı, kiralananı başkasına devredemez. Kiraya veren, k</text:span>iralananın <text:span text:style-name="T180">güncel</text:span> koşullarla kiraya verilebileceği <text:span text:style-name="T80">yeni bir kiracı bulması </text:span>hâlinde, kiracının kira sözleşmesinden doğan borçları sona erer. <text:s/><text:span text:style-name="T80">Kiralanan sözleşme süresi boyunca başka bir kişiye kiralanamazsa, kiracı sözleşmede belirtilen şartlarda, kiralananı kullanmasa bile, kira borcunu ödemekle yükümlüdür.</text:span></text:p>
      <text:p text:style-name="P8"><text:span text:style-name="T83">MADDE </text:span><text:span text:style-name="T88">1</text:span><text:span text:style-name="T92">4</text:span><text:span text:style-name="T85"><text:tab/></text:span><text:span text:style-name="T105">Sözleşmenin sona ermesi</text:span><text:span text:style-name="T62"> : </text:span><text:span text:style-name="T64">İşbu sözleşme, belirli süreli bir sözleşmedir. K</text:span>ira sözleşmesi bu sürenin sonunda kendiliğinden sona erer. <text:span text:style-name="T199">Kiracı kiralananı sözleşme bitim tarihinde boşaltmakla yükümlüdür.</text:span><text:span text:style-name="T119"> </text:span><text:span text:style-name="T130">K</text:span><text:span text:style-name="T127">iracı, </text:span><text:span text:style-name="T130">mecuru boşaltmadığı takdirde, </text:span><text:span text:style-name="T127"><text:s/></text:span><text:span text:style-name="T126">geçmiş ve </text:span><text:span text:style-name="T127">o</text:span><text:span text:style-name="T124">turduğu süreye ait kira borcunu, </text:span><text:span text:style-name="T128">geçen her gün için, yıllık kira bedelinin yüzde </text:span><text:span text:style-name="T127">biri</text:span><text:span text:style-name="T128"> oranında </text:span><text:span text:style-name="T127">(%1)</text:span><text:span text:style-name="T128"> </text:span><text:span text:style-name="T129">günlük </text:span><text:span text:style-name="T128">ceza bedeli </text:span><text:span text:style-name="T127">ile birlikte</text:span><text:span text:style-name="T128"> ödemeyi</text:span><text:span text:style-name="T124"> peşinen kabul ve taahhüt eder.</text:span></text:p>
      <text:p text:style-name="P3"><text:span text:style-name="T83">MADDE </text:span><text:span text:style-name="T88">1</text:span><text:span text:style-name="T92">5</text:span><text:span text:style-name="T83"><text:tab/></text:span><text:span text:style-name="T105">Kiracının iflası </text:span><text:span text:style-name="T110">ve ölümü : </text:span>Kiracı, kiralananın tesliminden sonra iflas eder <text:span text:style-name="T199">veya</text:span> <text:s/>öl<text:span text:style-name="T199">ürse, ö</text:span>len kiracının <text:span text:style-name="T99">mirasçıları ve </text:span>ortakları veya bu ortakların aynı meslek ve sanatı yürüten mirasçıları <text:span text:style-name="T81"><text:s/>kiranın devam etmesine yönelik istekleri, bu sözleşmeye bağlı olarak geçersizdir. </text:span><text:span text:style-name="T115">Kiracının ölümü ile bu sözleşmedeki </text:span><text:span text:style-name="T112">“Kiralananın sözleşmenin bitiminden önce geri verilmesi” </text:span><text:span text:style-name="T115">maddesinde belirtilen şartlar uygulanır. </text:span><text:span text:style-name="T8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11">t</text:span><text:span text:style-name="T81">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9"><text:span text:style-name="T83">MADDE </text:span><text:span text:style-name="T88">1</text:span><text:span text:style-name="T92">6</text:span><text:span text:style-name="T86"><text:tab/></text:span><text:span text:style-name="T108">Kiralananın geri verilmesi</text:span><text:span text:style-name="T83"> <text:tab/>:</text:span><text:span text:style-name="T62"> “</text:span><text:span text:style-name="T117">Kiralananda yenilik ve değişiklik yapılması“ </text:span><text:span text:style-name="T118">maddesinde belirtilen hususlar saklı kalmak kaydıyla, k</text:span>iracı kiralananı ne durumda teslim almışsa, kira sözleşmesinin bitiminde o durumda geri vermekle yükümlüdür. <text:span text:style-name="T6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80">de</text:span>, sözleşmeye aykırı kullanmadan doğacak zararları giderme<text:span text:style-name="T82">kle yükümlüdür.</text:span> </text:p>
      <text:p text:style-name="P3"><text:span text:style-name="T83">MADDE </text:span><text:span text:style-name="T88">1</text:span><text:span text:style-name="T92">7</text:span><text:span text:style-name="T8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0"><text:span text:style-name="T83">MADDE </text:span><text:span text:style-name="T92">18</text:span><text:span text:style-name="T86"><text:tab/></text:span><text:span text:style-name="T108">Kullanma giderleri</text:span><text:span text:style-name="T83"> : </text:span>Kiracı, ısıtma, aydınlatma ve su gibi kullanma giderlerine katlanmakla yükümlüdür. Giderlere katlanan taraf, bu giderleri ispat edici belgelerin birer örneğini, istem üzerine diğer tarafa vermek zorundadır. </text:p>
      <text:p text:style-name="P3"><text:span text:style-name="T83">MADDE </text:span><text:span text:style-name="T88">1</text:span><text:span text:style-name="T92">9</text:span><text:span text:style-name="T86"><text:tab/></text:span><text:span text:style-name="T108">Kiracının güvence vermesi</text:span><text:span text:style-name="T83"> <text:tab/>: </text:span><text:span text:style-name="T65">K</text:span>iracı<text:span text:style-name="T98">nın</text:span> güvence verme borcu <text:span text:style-name="T98">vardır ve yıllık kira </text:span></text:p>
      <text:p text:style-name="P14">bedelinin %25 ‘i olarak yapılacaktır. </text:p>
      <text:p text:style-name="P29"/>
      <text:p text:style-name="P29">KİRAYA VEREN<text:tab/>KİRACI<text:tab/>ŞAHİT-KEFİL</text:p>
      <text:p text:style-name="P7"><text:soft-page-break/><text:span text:style-name="T83">MADDE </text:span><text:span text:style-name="T88">2</text:span><text:span text:style-name="T92">0</text:span><text:span text:style-name="T86"> <text:tab/></text:span><text:span text:style-name="T108">Kira </text:span><text:span text:style-name="T111">Yıllık Artış Oranı</text:span><text:span text:style-name="T83"> </text:span><text:span text:style-name="T86">ve </text:span><text:span text:style-name="T108">Belirlenmesi<text:tab/>: </text:span><text:span text:style-name="T98">Bir yıldan uzun süreyle yapılan sözleşmelerde </text:span>uygulanacak <text:span text:style-name="T185">yıllık kira artış oranı</text:span>, <text:span text:style-name="T180">yıllık tüketici </text:span>fiyat endeksin<text:span text:style-name="T180">in (TÜFE)</text:span> oniki aylık ortalama<text:span text:style-name="T182">sı </text:span>oranını<text:span text:style-name="T98">n %10 ‘un altında olması durumunda; %10, değişim oranının %10 ‘un üstünde olması durumunda ise, değişim oranının altında olmamak</text:span> koşuluyla <text:span text:style-name="T145">yapılacaktır.</text:span>. </text:p>
      <text:p text:style-name="P11"><text:span text:style-name="T93">MADDE </text:span><text:span text:style-name="T94">2</text:span><text:span text:style-name="T95">1</text:span><text:span text:style-name="T94"> <text:tab/></text:span><text:span text:style-name="T96">Sözleşmenin feshi : </text:span><text:span text:style-name="T146">İşbu sözleşmenin herhangi bir maddesinin ihlali ile </text:span><text:span text:style-name="T161">veya süre bitiminde</text:span><text:span text:style-name="T146">, </text:span><text:span text:style-name="T158">kiraya verenin hakları saklı kalmak şartıyla</text:span><text:span text:style-name="T146"> sözleşme fesh edilir ve kiracı mecuru hiçbir ihtara gerek kalmadan boşaltma</text:span><text:span text:style-name="T162">yı kabul ve taahhüt etmiştir.</text:span><text:span text:style-name="T146">. </text:span></text:p>
      <text:list xml:id="list182707752073962" text:continue-numbering="true" text:style-name="WWNum3">
        <text:list-header>
          <text:p text:style-name="P70"><text:span text:style-name="T93">MADDE </text:span><text:span text:style-name="T94">2</text:span><text:span text:style-name="T95">2</text:span><text:span text:style-name="T96"><text:tab/>Kefil ve şahit : </text:span><text:span text:style-name="T146">Kefil </text:span><text:span text:style-name="T162">ve şahit</text:span><text:span text:style-name="T146">, bu sözleşmeye attığı imza ile, sözleşme şartlarına uyulmaması </text:span><text:span text:style-name="T157">ve/veya bu sözleşmeyle bağlantılı tahliye taahhütnamesi vb. belgeler</text:span><text:span text:style-name="T146"> ile ortaya çıkabilecek her türlü maddi ve manevi zararların karşılanması hususunda, müteselsilen sorumlu olduğunu kabul ve beyan etmiştir. Kefil </text:span><text:span text:style-name="T163">ve Şahit</text:span><text:span text:style-name="T146">, sözleşmeyi imzalayan kişinin, </text:span><text:span text:style-name="T168">s</text:span><text:span text:style-name="T146">özleşmede adı geçen kişi olduğuna şahitlik ettiğini kabul ve beyan eder. </text:span></text:p>
          <text:p text:style-name="P71"><text:span text:style-name="T95">MADDE 23<text:tab/>Yetkili mercii ve tebligat :</text:span><text:span text:style-name="T73"> İşbu </text:span><text:span text:style-name="T162"><text:s/>sözleşmede belirtilen adresler tarafların tebligat adresleri olarak da belirlenmiş olup her türlü tebligatın bu adreslere yapılabileceği taraflarca kabul edilmişti</text:span><text:span text:style-name="T164">r.</text:span><text:span text:style-name="T162"> Taraflar, anlaşmazlık vuku</text:span><text:span text:style-name="T164">unda</text:span><text:span text:style-name="T162">, T.C. Tokat Mahkeme ve İcra Dairelerinin selahiyetini </text:span><text:span text:style-name="T161">şimdiden </text:span><text:span text:style-name="T162">kabul ve beyan etmiştir. </text:span></text:p>
          <text:p text:style-name="P71"><text:span text:style-name="T146">İşbu akit, </text:span><text:span text:style-name="T164">3</text:span><text:span text:style-name="T165"> sayfa,</text:span><text:span text:style-name="T166"> 2</text:span><text:span text:style-name="T162">3</text:span><text:span text:style-name="T166"> madde </text:span><text:span text:style-name="T162">ve kiraya veren, kiracı, kiralanan ve kira hakkında detaylardan</text:span><text:span text:style-name="T166"> </text:span><text:span text:style-name="T165">oluşur ve </text:span><text:span text:style-name="T164">1</text:span><text:span text:style-name="T146"> nüsha halinde tanzim edilmiş olup, taraflarca </text:span><text:span text:style-name="T162">okunarak, </text:span><text:span text:style-name="T146">kabul edilmiş ve imzalanmıştır.</text:span></text:p>
        </text:list-header>
      </text:list>
      <text:p text:style-name="P57"/>
      <text:p text:style-name="P64"><text:span text:style-name="T15">Sözleşmenin<text:tab/>:</text:span><text:span text:style-name="T17"> </text:span><text:span text:style-name="T9">Düzenleme Tarihi</text:span><text:span text:style-name="T10"><text:tab/></text:span><text:span text:style-name="T25">: </text:span><text:span text:style-name="T41"><text:s/></text:span><text:span text:style-name="T52">25 Nisan</text:span><text:span text:style-name="T43"> </text:span><text:span text:style-name="T41">20</text:span><text:span text:style-name="T40">2</text:span><text:span text:style-name="T51">1</text:span><text:span text:style-name="T41"> <text:s/></text:span><text:span text:style-name="T53"><text:s/><text:tab/></text:span><text:span text:style-name="T54">Düzenleme No: </text:span><text:span text:style-name="T55">20</text:span><text:span text:style-name="T56">2</text:span><text:span text:style-name="T58">1</text:span><text:span text:style-name="T59">0</text:span><text:span text:style-name="T60">430</text:span><text:span text:style-name="T57">-00</text:span><text:span text:style-name="T60">2</text:span></text:p>
      <text:p text:style-name="P61"><text:span text:style-name="T189">Kiraya Veren<text:tab/>: </text:span><text:span text:style-name="T195">Adı Soyadı</text:span><text:span text:style-name="T146"><text:tab/>: <text:s/></text:span><text:span text:style-name="T169"><text:tab/><text:tab/></text:span><text:span text:style-name="T146"><text:tab/><text:tab/></text:span><text:span text:style-name="T193">TC Kimlik No</text:span><text:span text:style-name="T69"><text:tab/>: </text:span></text:p>
      <text:p text:style-name="P62">Kiracı<text:tab/></text:p>
      <text:p text:style-name="P65"><text:span text:style-name="T6">Adı Soyadı</text:span><text:span text:style-name="T18"><text:tab/>: </text:span><text:span text:style-name="T38">Fatih ÇALIŞKAN</text:span></text:p>
      <text:p text:style-name="P65"><text:span text:style-name="T6">TC Kimlik No</text:span><text:span text:style-name="T18"><text:tab/>: </text:span><text:span text:style-name="T38">486 5219 3176</text:span></text:p>
      <text:p text:style-name="P65"><text:span text:style-name="T8">Tebligat </text:span><text:span text:style-name="T6">Adres</text:span><text:span text:style-name="T18"><text:tab/>: </text:span><text:span text:style-name="T38">Karşıyaka Mah. Geksi Cad. Emmioğlu Sitesi C Blok No:13 D:8 </text:span><text:span text:style-name="T37">TOKAT </text:span></text:p>
      <text:p text:style-name="P60"><text:span text:style-name="T194">Telefon No</text:span><text:tab/>: <text:span text:style-name="T203">0 </text:span><text:span text:style-name="T206">545 463 8560</text:span></text:p>
      <text:p text:style-name="P59"><text:span text:style-name="T187">Kiralana</text:span><text:span text:style-name="T188">nın</text:span><text:span text:style-name="T192"><text:tab/></text:span></text:p>
      <text:p text:style-name="P65"><text:span text:style-name="T6">Cinsi<text:tab/></text:span><text:span text:style-name="T18"><text:tab/><text:tab/>: </text:span><text:span text:style-name="T46">İşyeri<text:tab/></text:span><text:span text:style-name="T39"><text:tab/></text:span><text:span text:style-name="T7">Kullanım Amacı</text:span><text:span text:style-name="T18"><text:tab/>:</text:span><text:span text:style-name="T19"> </text:span><text:span text:style-name="T46">Kumaş satış yeri</text:span></text:p>
      <text:p text:style-name="P65"><text:span text:style-name="T6">Adresi<text:tab/></text:span><text:span text:style-name="T18"><text:tab/><text:tab/>: </text:span><text:span text:style-name="T46">Hızarhane Cad. No:5 TOKAT</text:span></text:p>
      <text:p text:style-name="P67"><text:span text:style-name="T11">Tapu-</text:span><text:span text:style-name="T12">Abone Bi</text:span><text:span text:style-name="T11">lgileri</text:span><text:span text:style-name="T14"><text:tab/></text:span><text:span text:style-name="T18">: </text:span><text:span text:style-name="T20">Pafta: </text:span><text:span text:style-name="T47">20</text:span><text:span text:style-name="T20"> <text:tab/></text:span><text:span text:style-name="T21">A</text:span><text:span text:style-name="T18">da<text:tab/>:</text:span><text:span text:style-name="T22"> </text:span><text:span text:style-name="T47">390</text:span><text:span text:style-name="T23"><text:tab/>Parsel<text:tab/>: </text:span><text:span text:style-name="T47">89</text:span><text:span text:style-name="T4"><text:tab/>Elektrik : </text:span><text:span text:style-name="T209">12134</text:span><text:span text:style-name="T4"><text:tab/>Su : </text:span><text:span text:style-name="T209">7599</text:span><text:span text:style-name="T18"> </text:span></text:p>
      <text:p text:style-name="P59"><text:span text:style-name="T186">Kiranın </text:span><text:tab/></text:p>
      <text:p text:style-name="P64"><text:span text:style-name="T6">Başlangıç tarihi</text:span><text:span text:style-name="T18"><text:tab/>: </text:span><text:span text:style-name="T42"><text:s/></text:span><text:span text:style-name="T52">30</text:span><text:span text:style-name="T46"> </text:span><text:span text:style-name="T52">Nisan</text:span><text:span text:style-name="T46"> </text:span><text:span text:style-name="T42">202</text:span><text:span text:style-name="T46">1</text:span><text:span text:style-name="T20"><text:tab/></text:span><text:span text:style-name="T18"><text:tab/></text:span></text:p>
      <text:p text:style-name="P66"><text:span text:style-name="T6">Bitiş tarihi</text:span><text:span text:style-name="T18"><text:tab/><text:tab/>: <text:s/></text:span><text:span text:style-name="T42">2</text:span><text:span text:style-name="T52">9</text:span><text:span text:style-name="T42"> </text:span><text:span text:style-name="T52">Nisan</text:span><text:span text:style-name="T42"> 202</text:span><text:span text:style-name="T46">2</text:span><text:span text:style-name="T26"><text:tab/><text:tab/><text:tab/></text:span><text:span text:style-name="T6">Süresi </text:span><text:span text:style-name="T18"><text:tab/>: </text:span><text:span text:style-name="T44">1 Yıl </text:span><text:span text:style-name="T45">(Bir Yıl)</text:span><text:span text:style-name="T24"> </text:span></text:p>
      <text:p text:style-name="P74"><text:span text:style-name="T13">Bedeli<text:tab/></text:span><text:span text:style-name="T18"><text:tab/><text:tab/>: </text:span><text:span text:style-name="T52">96000</text:span><text:span text:style-name="T48"> </text:span><text:span text:style-name="T49">TL (</text:span><text:span text:style-name="T52">Doksan Altı Bin</text:span><text:span text:style-name="T44"> </text:span><text:span text:style-name="T50">TL</text:span><text:span text:style-name="T49">) <text:s/>+ STOPAJ VERGİSİ</text:span></text:p>
      <text:p text:style-name="P13"><text:span text:style-name="T190">Ödeme</text:span><text:span text:style-name="T191"> Ş</text:span><text:span text:style-name="T190">ekli</text:span><text:span text:style-name="T134"><text:tab/><text:tab/>:</text:span><text:span text:style-name="T124"> </text:span><text:span text:style-name="T133">96000</text:span><text:span text:style-name="T131"> TL Peşin </text:span><text:span text:style-name="T132">olarak banka hesabına yatırılacaktır.</text:span><text:span text:style-name="T131"> </text:span></text:p>
      <text:p text:style-name="P16"><text:tab/><text:tab/> </text:p>
      <text:p text:style-name="P12"><text:span text:style-name="T196">B</text:span><text:span text:style-name="T197">anka hesa</text:span><text:span text:style-name="T196">p no</text:span><text:span text:style-name="T125"><text:tab/>: </text:span></text:p>
      <text:p text:style-name="P20"/>
      <text:p text:style-name="P28"><text:span text:style-name="T214">Kiralanan i</text:span><text:span text:style-name="T212">şyeri, </text:span><text:span text:style-name="T214">parselde bulunan mevcut iki binadan sağdaki 600 m2 büyüklüğündeki binanın 525 m2 büyüklüğünde olan kısmıdır. Bina içerisinde bulunan 75 m2 işyeri bu sözleşme kapsamı dışındadır.</text:span><text:span text:style-name="T212"> </text:span><text:s/></text:p>
      <text:p text:style-name="P25"/>
      <text:p text:style-name="P58">İşbu akitteki bilgilerin doğruluğunu ve sözleşmenin tüm şartlarına uyacağımı peşinen kabul ettiğimi, <text:span text:style-name="T181">akiti okuyarak, hür irademle imzaladığımı,</text:span> beyan, <text:span text:style-name="T210">kabul</text:span> ve taahhüt ederim.</text:p>
      <text:p text:style-name="P15"/>
      <text:p text:style-name="P15"/>
      <text:p text:style-name="P15"/>
      <text:p text:style-name="P15"/>
      <text:p text:style-name="P15"/>
      <text:p text:style-name="P15"/>
      <text:p text:style-name="P30"><text:span text:style-name="T213">KİRAYA VEREN<text:tab/></text:span><text:span text:style-name="T201">K</text:span><text:span text:style-name="T213">İRACI<text:tab/>ŞAHİT-KEFİL</text:span></text:p>
      <text:p text:style-name="P23"><text:tab/><text:tab/><text:tab/><text:tab/><text:tab/><text:tab/><text:tab/><text:tab/><text:tab/></text:p>
      <text:p text:style-name="P21"/>
      <text:p text:style-name="P21"/>
      <text:p text:style-name="P21"><text:soft-page-break/></text:p>
      <text:p text:style-name="P21"/>
      <text:p text:style-name="P21"/>
      <text:p text:style-name="P17"/>
      <text:p text:style-name="P17"/>
      <text:p text:style-name="P17"/>
      <text:p text:style-name="P17">TAHLİYE TAAHHÜTNAMESİ</text:p>
      <text:p text:style-name="P17"/>
      <text:p text:style-name="P37"><text:span text:style-name="T146"><text:tab/>Halen tahtı icarımda bulunan, kiraya vereni ve özellikleri aşağıda belirtilen taşınmazı; </text:span><text:span text:style-name="T156">tahliye etmeyi taahhüt ettiğim tarih</text:span><text:span text:style-name="T159">te</text:span><text:span text:style-name="T156">, </text:span><text:span text:style-name="T159">aşağıda </text:span><text:span text:style-name="T156">tarih </text:span><text:span text:style-name="T159">ve</text:span><text:span text:style-name="T156"> sayı</text:span><text:span text:style-name="T160">sı </text:span><text:span text:style-name="T159">belirtilen </text:span><text:span text:style-name="T156">kira sözleşme</text:span><text:span text:style-name="T160">sinin</text:span><text:span text:style-name="T156"> şartlarına bağlı kalarak, </text:span><text:span text:style-name="T154"><text:s/></text:span><text:span text:style-name="T146">hiçbir kanuni merasime, ihtar ve protesto keşidesine, cevap itasına, tebliğ ve tebellüğe, </text:span><text:span text:style-name="T176">herhangi bir ihtar ve hiçbir hüküm istihsaline ve mahkemeden ilam almaya hacet kalmaksızın</text:span><text:span text:style-name="T146"> kayıtsız ve şartsız olarak boşaltmayı </text:span><text:span text:style-name="T176">kesin olarak, </text:span><text:span text:style-name="T178">hür irademle</text:span><text:span text:style-name="T176"> beyan, kabul ve taahhüt ed</text:span><text:span text:style-name="T177">iyorum</text:span><text:span text:style-name="T176">.</text:span></text:p>
      <text:p text:style-name="P34"/>
      <text:p text:style-name="P38"><text:span text:style-name="T146"><text:tab/>Gününde tahliye edemediğim </text:span><text:span text:style-name="T152">veya </text:span><text:span text:style-name="T146">etmediğim takdirde, </text:span><text:span text:style-name="T153">geçen her gün için, yıllık kira bedelinin yüzde </text:span><text:span text:style-name="T157">biri</text:span><text:span text:style-name="T153"> oranında </text:span><text:span text:style-name="T157">(%1)</text:span><text:span text:style-name="T153"> </text:span><text:span text:style-name="T156">günlük </text:span><text:span text:style-name="T153">ceza bedeli ödemeyi, </text:span><text:span text:style-name="T146">kiraya veren veya yetkili kanuni vekili tarafından aleyhime yapılacak, her türlü icra takibatı, mahkeme masrafları, avukatlık ücretleri ve benzeri tüm ücretlerinde tamamen şahsım tarafından karşılanacağını şimdiden <text:s/>kabul,</text:span><text:span text:style-name="T152"> beyan</text:span><text:span text:style-name="T146"> ve taahhüt ediyorum. İşbu taahhütname</text:span><text:span text:style-name="T155">yi</text:span><text:span text:style-name="T146"> </text:span><text:span text:style-name="T160">hür</text:span><text:span text:style-name="T146"> irademle </text:span><text:span text:style-name="T160">okudum ve</text:span><text:span text:style-name="T146"> imza</text:span><text:span text:style-name="T155">lıyorum</text:span><text:span text:style-name="T146">. </text:span></text:p>
      <text:p text:style-name="P41"/>
      <text:p text:style-name="P41"/>
      <text:p text:style-name="P48"/>
      <text:p text:style-name="P52"/>
      <text:p text:style-name="P43"/>
      <text:p text:style-name="P43"/>
      <text:p text:style-name="P40"/>
      <text:p text:style-name="P56">TAHLİYE EDİLECEK YERİN</text:p>
      <text:p text:style-name="P67"><text:span text:style-name="T204">Adresi<text:tab/>: <text:s/></text:span><text:span text:style-name="T46">Hızarhane Cad. No:5 TOKAT</text:span></text:p>
      <text:p text:style-name="P51"/>
      <text:p text:style-name="P35"><text:span text:style-name="T77">İlgili </text:span><text:span text:style-name="T74">Kira </text:span><text:span text:style-name="T75">Sözleşme</text:span><text:span text:style-name="T74">si</text:span><text:span text:style-name="T75"> Tarihi, <text:s/></text:span><text:span text:style-name="T76">No</text:span><text:span text:style-name="T75"><text:tab/>:<text:tab/></text:span></text:p>
      <text:p text:style-name="P46"/>
      <text:p text:style-name="P46">Mecurun tahliye Edileceği taahhüt edilen tarih<text:tab/>:</text:p>
      <text:p text:style-name="P46"/>
      <text:p text:style-name="P41"/>
      <text:p text:style-name="P50"/>
      <text:p text:style-name="P50"/>
      <text:p text:style-name="P50"/>
      <text:p text:style-name="P63">Kiracı<text:tab/></text:p>
      <text:p text:style-name="P73"><text:span text:style-name="T6">Adı Soyadı</text:span><text:span text:style-name="T18"><text:tab/>: </text:span><text:span text:style-name="T38">Fatih ÇALIŞKAN</text:span></text:p>
      <text:p text:style-name="P73"><text:span text:style-name="T6">TC Kimlik No</text:span><text:span text:style-name="T18"><text:tab/>: </text:span><text:span text:style-name="T38">486 5219 3176</text:span></text:p>
      <text:p text:style-name="P73"><text:span text:style-name="T8">Tebligat </text:span><text:span text:style-name="T6">Adres</text:span><text:span text:style-name="T18"><text:tab/>: </text:span><text:span text:style-name="T38">Karşıyaka Mah. Geksi Cad. Emmioğlu Sitesi C Blok No:13 D:8 </text:span><text:span text:style-name="T37">TOKAT </text:span></text:p>
      <text:p text:style-name="P75"><text:span text:style-name="T194">Telefon No</text:span><text:tab/>: <text:span text:style-name="T203">0 </text:span><text:span text:style-name="T206">545 463 8560</text:span></text:p>
      <text:p text:style-name="P73"><text:span text:style-name="T205"><text:tab/><text:tab/><text:tab/><text:tab/><text:tab/><text:tab/><text:tab/></text:span></text:p>
      <text:p text:style-name="P33"/>
      <text:p text:style-name="P55"><text:tab/><text:tab/><text:tab/><text:tab/><text:tab/><text:tab/><text:tab/></text:p>
      <text:p text:style-name="P50"/>
      <text:p text:style-name="P50"/>
      <text:p text:style-name="P50"/>
      <text:p text:style-name="P50"/>
      <text:p text:style-name="P50"/>
      <text:p text:style-name="P50"/>
      <text:p text:style-name="P26"><text:span text:style-name="T213"><text:tab/></text:span><text:span text:style-name="T201">K</text:span><text:span text:style-name="T213">İRACI<text:tab/>ŞAHİT-KEFİL</text:span></text:p>
      <text:p text:style-name="P50"/>
      <text:p text:style-name="P50"/>
      <text:p text:style-name="P19"><text:soft-page-break/></text:p>
      <text:p text:style-name="P19"/>
      <text:p text:style-name="P19"/>
      <text:p text:style-name="P19"/>
      <text:p text:style-name="P19"/>
      <text:p text:style-name="P19"/>
      <text:p text:style-name="P19"/>
      <text:p text:style-name="P19"/>
      <text:p text:style-name="P19">KİRA FESİH SÖZLEŞMESİ</text:p>
      <text:p text:style-name="P18"/>
      <text:p text:style-name="P18"/>
      <text:p text:style-name="P18"/>
      <text:p text:style-name="P18"/>
      <text:p text:style-name="P18"/>
      <text:p text:style-name="P39"><text:span text:style-name="T146"><text:tab/></text:span><text:span text:style-name="T167">A</text:span><text:span text:style-name="T159">şağıda </text:span><text:span text:style-name="T156">tarih </text:span><text:span text:style-name="T159">ve</text:span><text:span text:style-name="T156"> sayı</text:span><text:span text:style-name="T160">sı </text:span><text:span text:style-name="T159">belirtilen </text:span><text:span text:style-name="T156">kira sözleşme</text:span><text:span text:style-name="T160">si</text:span><text:span text:style-name="T167">ni tek taraflı olarak fesh ediyorum. Sözleşme şartları ile t</text:span><text:span text:style-name="T146">ahtı icarımda bulunan taşınmazı; </text:span><text:span text:style-name="T167">belirtilen tarihte,</text:span><text:span text:style-name="T156"> </text:span><text:span text:style-name="T159">belirtilen </text:span><text:span text:style-name="T156">kira sözleşme</text:span><text:span text:style-name="T160">sinin</text:span><text:span text:style-name="T156"> şartlarına bağlı kalarak </text:span><text:span text:style-name="T179">tahliye ettim.</text:span></text:p>
      <text:p text:style-name="P42"/>
      <text:p text:style-name="P42"/>
      <text:p text:style-name="P31"/>
      <text:p text:style-name="P31"/>
      <text:p text:style-name="P42"/>
      <text:p text:style-name="P42"/>
      <text:p text:style-name="P42"/>
      <text:p text:style-name="P42"/>
      <text:p text:style-name="P32"><text:span text:style-name="T208">FESH</text:span><text:span text:style-name="T207"> EDİLE</text:span><text:span text:style-name="T208">N</text:span><text:span text:style-name="T207"> </text:span><text:span text:style-name="T208">SÖZLEŞMENİN</text:span></text:p>
      <text:p text:style-name="P42"/>
      <text:p text:style-name="P36"><text:span text:style-name="T75">Tarihi, <text:s/></text:span><text:span text:style-name="T76">No</text:span><text:span text:style-name="T75"><text:tab/><text:tab/><text:tab/><text:tab/>:<text:tab/></text:span></text:p>
      <text:p text:style-name="P47"/>
      <text:p text:style-name="P47">Mecurun tahliye Edil<text:span text:style-name="T202">diği </text:span>tarih<text:tab/>:</text:p>
      <text:p text:style-name="P47"/>
      <text:p text:style-name="P31"/>
      <text:p text:style-name="P49"/>
      <text:p text:style-name="P49"/>
      <text:p text:style-name="P49"/>
      <text:p text:style-name="P49"/>
      <text:p text:style-name="P63">Kiracı<text:tab/></text:p>
      <text:p text:style-name="P73"><text:span text:style-name="T6">Adı Soyadı</text:span><text:span text:style-name="T18"><text:tab/>: </text:span><text:span text:style-name="T38">Fatih ÇALIŞKAN</text:span></text:p>
      <text:p text:style-name="P73"><text:span text:style-name="T6">TC Kimlik No</text:span><text:span text:style-name="T18"><text:tab/>: </text:span><text:span text:style-name="T38">486 5219 3176</text:span></text:p>
      <text:p text:style-name="P73"><text:span text:style-name="T8">Tebligat </text:span><text:span text:style-name="T6">Adres</text:span><text:span text:style-name="T18"><text:tab/>: </text:span><text:span text:style-name="T38">Karşıyaka Mah. Geksi Cad. Emmioğlu Sitesi C Blok No:13 D:8 </text:span><text:span text:style-name="T37">TOKAT </text:span></text:p>
      <text:p text:style-name="P75"><text:span text:style-name="T194">Telefon No</text:span><text:tab/>: <text:span text:style-name="T203">0 </text:span><text:span text:style-name="T206">545 463 8560</text:span></text:p>
      <text:p text:style-name="P76"><text:span text:style-name="T16"/></text:p>
      <text:p text:style-name="P55"/>
      <text:p text:style-name="P55"/>
      <text:p text:style-name="P44"/>
      <text:p text:style-name="P44"/>
      <text:p text:style-name="P44"/>
      <text:p text:style-name="P44"/>
      <text:p text:style-name="P44"/>
      <text:p text:style-name="P44"/>
      <text:p text:style-name="P53"/>
      <text:p text:style-name="P54"/>
      <text:p text:style-name="P54"/>
      <text:p text:style-name="P26"><text:span text:style-name="T213"><text:tab/></text:span><text:span text:style-name="T201">K</text:span><text:span text:style-name="T213">İRACI<text:tab/>ŞAHİT-KEFİL</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Lohit Devanagari" svg:font-family="'Lohit Devanagari'"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12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P2" style:family="paragraph" style:parent-style-name="Footer">
      <style:text-properties officeooo:paragraph-rsid="0093f658"/>
    </style:style>
    <style:style style:name="MT1" style:family="text">
      <style:text-properties officeooo:rsid="0045a579"/>
    </style:style>
    <style:style style:name="MT2" style:family="text">
      <style:text-properties officeooo:rsid="0093f658"/>
    </style:style>
    <style:style style:name="MT3" style:family="text">
      <style:text-properties officeooo:rsid="009100a2"/>
    </style:style>
    <style:style style:name="MT4" style:family="text">
      <style:text-properties style:font-name="UKIJ Diwani" fo:font-size="12pt" fo:font-weight="normal" officeooo:rsid="009100a2" style:font-size-asian="12pt" style:language-asian="tr" style:country-asian="TR" style:font-weight-asian="normal" style:font-name-complex="Times New Roman1" style:font-size-complex="12pt" style:font-weight-complex="normal"/>
    </style:style>
    <style:style style:name="MT5" style:family="text">
      <style:text-properties style:font-name="UKIJ Diwani" fo:font-size="12pt" fo:font-weight="normal" officeooo:rsid="0093f658" style:font-size-asian="12pt" style:language-asian="tr" style:country-asian="TR" style:font-weight-asian="normal" style:font-name-complex="Times New Roman1" style:font-size-complex="12pt" style:font-weight-complex="normal"/>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ÇLŞKN</text:span><text:span text:style-name="MT3"><text:tab/></text:span><text:span text:style-name="MT2">Fatih Çalışkan</text:span><text:span text:style-name="MT4"> </text:span></text:p>
        <text:p text:style-name="MP2"><text:span text:style-name="MT4"><text:tab/>VNO<text:tab/></text:span><text:span text:style-name="MT5">486 5219 3176 </text:span></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1-03-03T18:27:06.906777075</dc:date>
    <meta:editing-duration>P1DT38M12S</meta:editing-duration>
    <meta:editing-cycles>58</meta:editing-cycles>
    <meta:generator>LibreOffice/7.0.1.2$Linux_X86_64 LibreOffice_project/7cbcfc562f6eb6708b5ff7d7397325de9e764452</meta:generator>
    <meta:print-date>2020-10-16T13:47:15.086586577</meta:print-date>
    <meta:document-statistic meta:table-count="0" meta:image-count="0" meta:object-count="0" meta:page-count="5" meta:paragraph-count="82" meta:word-count="1864" meta:character-count="13801" meta:non-whitespace-character-count="11873"/>
  </office:meta>
</office:document-meta>
</file>